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" draw:marker-end="Arrowheads_20_1" draw:textarea-horizontal-align="center" draw:textarea-vertical-align="middle"/>
    </style:style>
    <style:style style:name="gr11" style:family="graphic" style:parent-style-name="standard">
      <style:graphic-properties draw:marker-end="Arrowheads_20_1" draw:textarea-horizontal-align="center" draw:textarea-vertical-align="middle"/>
    </style:style>
    <style:style style:name="gr12" style:family="graphic" style:parent-style-name="standard">
      <style:graphic-properties draw:marker-start="" draw:textarea-horizontal-align="center" draw:textarea-vertical-align="middle"/>
    </style:style>
    <style:style style:name="pr1" style:family="presentation" style:parent-style-name="fpl_5f_presentation_5f_template-title">
      <style:graphic-properties draw:fill-color="#ffffff" fo:min-height="6.396cm"/>
    </style:style>
    <style:style style:name="pr2" style:family="presentation" style:parent-style-name="fpl_5f_presentation_5f_template-notes" style:list-style-name="L22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draw:auto-grow-height="true" fo:min-height="3.649cm"/>
    </style:style>
    <style:style style:name="pr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5" style:family="presentation" style:parent-style-name="fpl_5f_presentation_5f_template-notes">
      <style:graphic-properties draw:fill-color="#ffffff" draw:auto-grow-height="true" fo:min-height="13.362cm"/>
    </style:style>
    <style:style style:name="pr6" style:family="presentation" style:parent-style-name="fpl_5f_presentation_5f_template-subtitle" style:list-style-name="L2">
      <style:graphic-properties draw:fill-color="#ffffff" draw:auto-grow-height="true" fo:min-height="12.465cm"/>
    </style:style>
    <style:style style:name="pr7" style:family="presentation" style:parent-style-name="fpl_5f_presentation_5f_template-subtitle">
      <style:graphic-properties draw:fill-color="#ffffff" draw:auto-grow-height="true" fo:min-height="15.337cm"/>
    </style:style>
    <style:style style:name="pr8" style:family="presentation" style:parent-style-name="fpl_5f_presentation_5f_template-notes">
      <style:graphic-properties draw:fill-color="#ffffff" fo:min-height="13.111cm"/>
    </style:style>
    <style:style style:name="pr9" style:family="presentation" style:parent-style-name="fpl_5f_presentation_5f_template-subtitle">
      <style:graphic-properties draw:fill-color="#ffffff" draw:auto-grow-height="true" fo:min-height="17.224cm"/>
    </style:style>
    <style:style style:name="pr10" style:family="presentation" style:parent-style-name="fpl_5f_presentation_5f_template-subtitle" style:list-style-name="L5">
      <style:graphic-properties draw:fill-color="#ffffff" draw:auto-grow-height="true" fo:min-height="16.655cm"/>
    </style:style>
    <style:style style:name="pr11" style:family="presentation" style:parent-style-name="fpl_5f_presentation_5f_template-subtitle">
      <style:graphic-properties draw:fill-color="#ffffff" draw:auto-grow-height="true" fo:min-height="17.471cm"/>
    </style:style>
    <style:style style:name="pr12" style:family="presentation" style:parent-style-name="fpl_5f_presentation_5f_template-title">
      <style:graphic-properties draw:fill-color="#ffffff" draw:auto-grow-height="true" fo:min-height="4.404cm"/>
    </style:style>
    <style:style style:name="pr13" style:family="presentation" style:parent-style-name="fpl_5f_presentation_5f_template-subtitle" style:list-style-name="L2">
      <style:graphic-properties draw:fill-color="#ffffff" draw:auto-grow-height="true" fo:min-height="18.036cm"/>
    </style:style>
    <style:style style:name="pr14" style:family="presentation" style:parent-style-name="fpl_5f_presentation_5f_template-subtitle">
      <style:graphic-properties draw:fill-color="#ffffff" draw:auto-grow-height="true" fo:min-height="17.947cm"/>
    </style:style>
    <style:style style:name="pr15" style:family="presentation" style:parent-style-name="fpl_5f_presentation_5f_template-subtitle" style:list-style-name="L23">
      <style:graphic-properties draw:fill-color="#ffffff" draw:auto-grow-height="true" fo:min-height="15.337cm"/>
    </style:style>
    <style:style style:name="pr16" style:family="presentation" style:parent-style-name="fpl_5f_presentation_5f_template-outline1">
      <style:graphic-properties draw:fill-color="#ffffff" draw:auto-grow-height="true" fo:min-height="15.337cm"/>
    </style:style>
    <style:style style:name="pr17" style:family="presentation" style:parent-style-name="fpl_5f_presentation_5f_template-title">
      <style:graphic-properties draw:fill-color="#ffffff" draw:auto-grow-height="true" fo:min-height="3.65cm"/>
    </style:style>
    <style:style style:name="pr18" style:family="presentation" style:parent-style-name="fpl_5f_presentation_5f_template-subtitle" style:list-style-name="L2">
      <style:graphic-properties draw:fill-color="#ffffff" draw:auto-grow-height="true" fo:min-height="15.341cm"/>
    </style:style>
    <style:style style:name="pr19" style:family="presentation" style:parent-style-name="fpl_5f_presentation_5f_template-subtitle" style:list-style-name="L11">
      <style:graphic-properties draw:fill-color="#ffffff" draw:auto-grow-height="true" fo:min-height="15.337cm"/>
    </style:style>
    <style:style style:name="pr20" style:family="presentation" style:parent-style-name="fpl_5f_presentation_5f_template-subtitle" style:list-style-name="L13">
      <style:graphic-properties draw:fill-color="#ffffff" draw:auto-grow-height="true" fo:min-height="15.337cm"/>
    </style:style>
    <style:style style:name="pr21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2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3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25" style:family="presentation" style:parent-style-name="fpl_5f_presentation_5f_template-subtitle" style:list-style-name="L11">
      <style:graphic-properties draw:fill-color="#ffffff" draw:auto-grow-height="true" fo:min-height="15.337cm"/>
    </style:style>
    <style:style style:name="pr26" style:family="presentation" style:parent-style-name="fpl_5f_presentation_5f_template-subtitle" style:list-style-name="L11">
      <style:graphic-properties draw:fill-color="#ffffff" draw:auto-grow-height="true" fo:min-height="17.996cm"/>
    </style:style>
    <style:style style:name="pr27" style:family="presentation" style:parent-style-name="fpl_5f_presentation_5f_template-subtitle" style:list-style-name="L2">
      <style:graphic-properties draw:fill-color="#ffffff" draw:auto-grow-height="true" fo:min-height="15.341cm"/>
    </style:style>
    <style:style style:name="pr28" style:family="presentation" style:parent-style-name="fpl_5f_presentation_5f_template-subtitle" style:list-style-name="L2">
      <style:graphic-properties draw:fill-color="#ffffff" draw:auto-grow-height="true" fo:min-height="15.341cm"/>
    </style:style>
    <style:style style:name="pr29" style:family="presentation" style:parent-style-name="fpl_5f_presentation_5f_template-subtitle" style:list-style-name="L16">
      <style:graphic-properties draw:fill-color="#ffffff" draw:auto-grow-height="true" fo:min-height="15.341cm"/>
    </style:style>
    <style:style style:name="pr30" style:family="presentation" style:parent-style-name="fpl_5f_presentation_5f_template-subtitle" style:list-style-name="L2">
      <style:graphic-properties draw:fill-color="#ffffff" draw:auto-grow-height="true" fo:min-height="15.341cm"/>
    </style:style>
    <style:style style:name="pr31" style:family="presentation" style:parent-style-name="fpl_5f_presentation_5f_template-subtitle" style:list-style-name="L2">
      <style:graphic-properties draw:fill-color="#ffffff" draw:auto-grow-height="true" fo:min-height="17.539cm"/>
    </style:style>
    <style:style style:name="pr32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33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3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35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36" style:family="presentation" style:parent-style-name="fpl_5f_presentation_5f_template-title">
      <style:graphic-properties draw:fill-color="#ffffff" draw:auto-grow-height="true" fo:min-height="1.977cm"/>
    </style:style>
    <style:style style:name="pr37" style:family="presentation" style:parent-style-name="fpl_5f_presentation_5f_template-outline1">
      <style:graphic-properties draw:fill-color="#ffffff" draw:auto-grow-height="true" fo:min-height="17.253cm"/>
    </style:style>
    <style:style style:name="pr38" style:family="presentation" style:parent-style-name="fpl_5f_presentation_5f_template-outline1">
      <style:graphic-properties draw:fill-color="#ffffff" draw:auto-grow-height="true" fo:min-height="19.272cm"/>
    </style:style>
    <style:style style:name="pr39" style:family="presentation" style:parent-style-name="fpl_5f_presentation_5f_template-subtitle" style:list-style-name="L24">
      <style:graphic-properties draw:fill-color="#ffffff" draw:auto-grow-height="true" fo:min-height="15.337cm"/>
    </style:style>
    <style:style style:name="pr40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41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42" style:family="presentation" style:parent-style-name="fpl_5f_presentation_5f_template-subtitle" style:list-style-name="L25">
      <style:graphic-properties draw:fill-color="#ffffff" draw:auto-grow-height="true" fo:min-height="15.337cm"/>
    </style:style>
    <style:style style:name="pr43" style:family="presentation" style:parent-style-name="fpl_5f_presentation_5f_template-outline1">
      <style:graphic-properties draw:fill-color="#ffffff" fo:min-height="13.477cm"/>
    </style:style>
    <style:style style:name="pr44" style:family="presentation" style:parent-style-name="fpl_5f_presentation_5f_template-subtitle" style:list-style-name="L24">
      <style:graphic-properties draw:fill-color="#ffffff" draw:auto-grow-height="true" fo:min-height="15.337cm"/>
    </style:style>
    <style:style style:name="pr45" style:family="presentation" style:parent-style-name="fpl_5f_presentation_5f_template-subtitle" style:list-style-name="L26">
      <style:graphic-properties draw:fill-color="#ffffff" draw:auto-grow-height="true" fo:min-height="18.112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color="#000000" fo:font-family="Arial" style:font-family-generic="swiss" fo:font-size="32pt"/>
    </style:style>
    <style:style style:name="P3" style:family="paragraph">
      <style:paragraph-properties fo:margin-left="0.6cm" fo:margin-right="0cm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margin-top="0cm" fo:margin-bottom="0.199cm" text:enable-numbering="false" fo:text-indent="0cm"/>
      <style:text-properties fo:font-size="32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true" fo:text-indent="0cm"/>
      <style:text-properties fo:font-size="26pt"/>
    </style:style>
    <style:style style:name="P10" style:family="paragraph">
      <style:text-properties fo:font-size="72pt"/>
    </style:style>
    <style:style style:name="P11" style:family="paragraph">
      <style:paragraph-properties fo:margin-left="0cm" fo:margin-right="0cm" text:enable-numbering="true" fo:text-indent="0cm"/>
      <style:text-properties fo:font-size="32pt"/>
    </style:style>
    <style:style style:name="P12" style:family="paragraph">
      <style:paragraph-properties fo:margin-left="0cm" fo:margin-right="0cm" fo:text-indent="0cm"/>
      <style:text-properties fo:font-size="72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text:enable-numbering="true" fo:text-indent="0cm"/>
      <style:text-properties fo:font-size="30pt"/>
    </style:style>
    <style:style style:name="P15" style:family="paragraph">
      <style:paragraph-properties fo:margin-left="0cm" fo:margin-right="0cm" fo:text-indent="0cm"/>
      <style:text-properties fo:font-size="30pt"/>
    </style:style>
    <style:style style:name="P16" style:family="paragraph">
      <style:paragraph-properties fo:margin-left="1.2cm" fo:margin-right="0cm" text:enable-numbering="false" fo:text-indent="-0.6cm" style:text-autospace="none"/>
    </style:style>
    <style:style style:name="P17" style:family="paragraph">
      <style:paragraph-properties fo:margin-left="0cm" fo:margin-right="0cm" fo:text-align="start" text:enable-numbering="false" fo:text-indent="0cm"/>
    </style:style>
    <style:style style:name="P18" style:family="paragraph">
      <style:paragraph-properties fo:margin-left="0cm" fo:margin-right="0cm" fo:text-indent="0cm"/>
      <style:text-properties fo:font-size="32pt"/>
    </style:style>
    <style:style style:name="P19" style:family="paragraph">
      <style:paragraph-properties fo:margin-left="0.952cm" fo:margin-right="0cm" text:enable-numbering="false" fo:text-indent="-0.952cm"/>
    </style:style>
    <style:style style:name="P20" style:family="paragraph">
      <style:paragraph-properties fo:margin-left="0.952cm" fo:margin-right="0cm" text:enable-numbering="false" fo:text-indent="-0.952cm"/>
      <style:text-properties fo:font-size="28pt"/>
    </style:style>
    <style:style style:name="P21" style:family="paragraph">
      <style:paragraph-properties fo:margin-left="1.2cm" fo:margin-right="0cm" fo:text-align="start" text:enable-numbering="false" fo:text-indent="-0.9cm"/>
    </style:style>
    <style:style style:name="P22" style:family="paragraph">
      <style:paragraph-properties fo:margin-left="1.2cm" fo:margin-right="0cm" fo:text-align="start" text:enable-numbering="true" fo:text-indent="-0.9cm"/>
    </style:style>
    <style:style style:name="P23" style:family="paragraph">
      <style:paragraph-properties fo:margin-left="1.2cm" fo:margin-right="0cm" fo:text-align="start" text:enable-numbering="false" fo:text-indent="-0.9cm"/>
      <style:text-properties fo:color="#000000" fo:font-size="26pt"/>
    </style:style>
    <style:style style:name="P24" style:family="paragraph">
      <style:paragraph-properties fo:margin-left="0cm" fo:margin-right="0cm" fo:text-indent="0cm"/>
      <style:text-properties fo:font-weight="bold"/>
    </style:style>
    <style:style style:name="P25" style:family="paragraph">
      <style:paragraph-properties fo:margin-left="0cm" fo:margin-right="0cm" fo:text-align="start" text:enable-numbering="true" fo:text-indent="0cm"/>
    </style:style>
    <style:style style:name="P26" style:family="paragraph">
      <style:paragraph-properties fo:margin-left="0cm" fo:margin-right="0cm" fo:text-align="start" text:enable-numbering="true" fo:text-indent="0cm"/>
      <style:text-properties fo:color="#000000" fo:font-size="26pt"/>
    </style:style>
    <style:style style:name="P27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fo:font-style="normal" fo:font-weight="bold"/>
    </style:style>
    <style:style style:name="P28" style:family="paragraph">
      <style:paragraph-properties fo:margin-left="0cm" fo:margin-right="0cm" fo:text-align="center" fo:text-indent="0cm" style:text-autospace="none"/>
      <style:text-properties style:use-window-font-color="true"/>
    </style:style>
    <style:style style:name="P29" style:family="paragraph">
      <style:paragraph-properties fo:margin-left="1.2cm" fo:margin-right="0cm" fo:text-align="start" text:enable-numbering="true" fo:text-indent="-0.9cm"/>
      <style:text-properties fo:color="#ffffff" fo:font-size="30pt"/>
    </style:style>
    <style:style style:name="P30" style:family="paragraph">
      <style:paragraph-properties fo:margin-left="1.2cm" fo:margin-right="0cm" fo:text-align="start" text:enable-numbering="false" fo:text-indent="-0.9cm"/>
      <style:text-properties fo:color="#000000" fo:font-size="30pt"/>
    </style:style>
    <style:style style:name="P31" style:family="paragraph">
      <style:paragraph-properties fo:margin-left="0cm" fo:margin-right="0cm" text:enable-numbering="false" fo:text-indent="0cm" style:text-autospace="none"/>
    </style:style>
    <style:style style:name="P32" style:family="paragraph">
      <style:paragraph-properties fo:margin-left="0.952cm" fo:margin-right="0cm" fo:text-align="start" text:enable-numbering="false" fo:text-indent="-0.952cm"/>
    </style:style>
    <style:style style:name="P33" style:family="paragraph">
      <style:paragraph-properties fo:margin-left="0.952cm" fo:margin-right="0cm" fo:text-align="start" text:enable-numbering="false" fo:text-indent="-0.952cm"/>
      <style:text-properties fo:font-family="Courier" style:font-family-generic="swiss" style:font-pitch="variable" fo:font-size="24pt" fo:font-weight="normal"/>
    </style:style>
    <style:style style:name="P34" style:family="paragraph">
      <style:paragraph-properties fo:margin-left="0.952cm" fo:margin-right="0cm" text:enable-numbering="false" fo:text-indent="-0.952cm"/>
      <style:text-properties fo:color="#000000" fo:font-family="arial" style:font-family-generic="swiss" fo:font-size="22pt"/>
    </style:style>
    <style:style style:name="P35" style:family="paragraph">
      <style:paragraph-properties fo:margin-left="0cm" fo:margin-right="0cm" text:enable-numbering="false" fo:text-indent="0cm"/>
      <style:text-properties fo:font-size="28pt"/>
    </style:style>
    <style:style style:name="P36" style:family="paragraph">
      <style:paragraph-properties fo:margin-left="0.952cm" fo:margin-right="0cm" text:enable-numbering="false" fo:text-indent="-0.952cm"/>
      <style:text-properties style:use-window-font-color="true" fo:font-size="28pt" fo:font-weight="bold"/>
    </style:style>
    <style:style style:name="P37" style:family="paragraph">
      <style:paragraph-properties fo:margin-left="1.2cm" fo:margin-right="0cm" text:enable-numbering="true" fo:text-indent="-0.6cm" style:text-autospace="none"/>
    </style:style>
    <style:style style:name="P38" style:family="paragraph">
      <style:paragraph-properties fo:margin-left="1.2cm" fo:margin-right="0cm" text:enable-numbering="true" fo:text-indent="-0.6cm" style:text-autospace="none"/>
      <style:text-properties fo:color="#000000"/>
    </style:style>
    <style:style style:name="P39" style:family="paragraph">
      <style:paragraph-properties fo:margin-left="0.952cm" fo:margin-right="0cm" fo:margin-top="0cm" fo:margin-bottom="0cm" text:enable-numbering="false" fo:text-indent="-0.952cm" style:text-autospace="none"/>
    </style:style>
    <style:style style:name="P40" style:family="paragraph">
      <style:paragraph-properties fo:margin-left="0.952cm" fo:margin-right="0cm" fo:margin-top="0cm" fo:margin-bottom="0cm" text:enable-numbering="false" fo:text-indent="-0.952cm" style:text-autospace="none"/>
      <style:text-properties fo:color="#000000" fo:font-family="Courier" style:font-family-generic="modern" style:font-pitch="fixed" fo:font-size="24pt" fo:font-weight="normal" style:font-family-asian="Courier-Bold" style:font-family-generic-asian="modern" style:font-size-asian="9pt" style:font-family-complex="Courier-Bold" style:font-family-generic-complex="modern" style:font-size-complex="5.09999990463257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margin-left="0cm" fo:margin-right="0cm" fo:text-align="center" fo:text-indent="0cm"/>
      <style:text-properties fo:font-size="18pt"/>
    </style:style>
    <style:style style:name="P43" style:family="paragraph">
      <style:paragraph-properties fo:margin-left="0cm" fo:margin-right="0cm" fo:margin-top="0cm" fo:margin-bottom="0cm" text:enable-numbering="false" fo:text-indent="0cm"/>
    </style:style>
    <style:style style:name="P44" style:family="paragraph">
      <style:paragraph-properties fo:margin-left="0cm" fo:margin-right="0cm" text:enable-numbering="false" fo:text-indent="0cm"/>
      <style:text-properties style:use-window-font-color="true" fo:font-family="Courier" style:font-family-generic="swiss" style:font-pitch="variable" fo:font-size="26pt" fo:font-weight="normal"/>
    </style:style>
    <style:style style:name="P45" style:family="paragraph">
      <style:paragraph-properties fo:margin-left="0cm" fo:margin-right="0cm" fo:text-indent="0cm"/>
      <style:text-properties style:use-window-font-color="true" fo:font-size="18pt"/>
    </style:style>
    <style:style style:name="P46" style:family="paragraph">
      <style:paragraph-properties fo:margin-left="0cm" fo:margin-right="0cm" fo:text-align="center" fo:text-indent="0cm"/>
      <style:text-properties style:use-window-font-color="true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use-window-font-color="true"/>
    </style:style>
    <style:style style:name="P49" style:family="paragraph">
      <style:paragraph-properties fo:margin-left="2.063cm" fo:margin-right="0cm" text:enable-numbering="false" fo:text-indent="-0.793cm"/>
    </style:style>
    <style:style style:name="P50" style:family="paragraph">
      <style:paragraph-properties fo:margin-left="3.175cm" fo:margin-right="0cm" text:enable-numbering="false" fo:text-indent="-0.635cm"/>
    </style:style>
    <style:style style:name="P51" style:family="paragraph">
      <style:paragraph-properties fo:margin-left="0.952cm" fo:margin-right="0cm" text:enable-numbering="false" fo:text-indent="-0.952cm"/>
      <style:text-properties style:use-window-font-color="true" fo:font-family="Courier" style:font-family-generic="swiss" style:font-pitch="variable" fo:font-size="26pt" fo:font-weight="normal"/>
    </style:style>
    <style:style style:name="T1" style:family="text">
      <style:text-properties fo:color="#000000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000000" style:text-outline="false" style:text-line-through-style="none" fo:font-family="Arial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fo:color="#000000" style:text-outline="false" style:text-line-through-style="none" fo:font-family="Arial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fo:color="#000000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font-family="Arial" style:font-family-generic="swiss" fo:font-size="28pt"/>
    </style:style>
    <style:style style:name="T6" style:family="text">
      <style:text-properties fo:font-family="Arial" style:font-family-generic="swiss" fo:font-size="26pt"/>
    </style:style>
    <style:style style:name="T7" style:family="text">
      <style:text-properties fo:font-size="72pt"/>
    </style:style>
    <style:style style:name="T8" style:family="text">
      <style:text-properties fo:font-size="28pt"/>
    </style:style>
    <style:style style:name="T9" style:family="text">
      <style:text-properties fo:font-size="30pt"/>
    </style:style>
    <style:style style:name="T10" style:family="text">
      <style:text-properties fo:font-family="Arial" style:font-family-generic="swiss" fo:font-size="28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11" style:family="text">
      <style:text-properties fo:font-size="32pt"/>
    </style:style>
    <style:style style:name="T12" style:family="text">
      <style:text-properties fo:font-family="Arial" style:font-family-generic="swiss" style:font-pitch="variable" fo:font-size="28pt"/>
    </style:style>
    <style:style style:name="T13" style:family="text">
      <style:text-properties fo:color="#000000" fo:font-family="Arial" style:font-family-generic="swiss" fo:font-size="26pt"/>
    </style:style>
    <style:style style:name="T14" style:family="text">
      <style:text-properties fo:font-weight="bold"/>
    </style:style>
    <style:style style:name="T15" style:family="text">
      <style:text-properties fo:color="#000000" fo:font-family="Arial" style:font-family-generic="swiss" style:font-pitch="variable" fo:font-size="26pt"/>
    </style:style>
    <style:style style:name="T16" style:family="text">
      <style:text-properties fo:color="#000000" fo:font-family="Arial" style:font-family-generic="swiss" style:font-pitch="variable" fo:font-size="26pt" fo:font-weight="bold"/>
    </style:style>
    <style:style style:name="T17" style:family="text">
      <style:text-properties fo:font-family="Arial" style:font-family-generic="swiss" fo:font-size="28pt" fo:font-style="italic"/>
    </style:style>
    <style:style style:name="T18" style:family="text">
      <style:text-properties style:use-window-font-color="true" style:text-outline="false" style:text-line-through-style="none" fo:font-family="arial" style:font-family-generic="swiss" fo:font-size="32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19" style:family="text">
      <style:text-properties fo:font-family="arial" style:font-family-generic="swiss" fo:font-size="24pt"/>
    </style:style>
    <style:style style:name="T20" style:family="text">
      <style:text-properties fo:color="#000000" fo:font-family="Courier" style:font-family-generic="swiss" style:font-pitch="variable" fo:font-size="24pt" fo:font-weight="bold"/>
    </style:style>
    <style:style style:name="T21" style:family="text">
      <style:text-properties fo:font-family="Courier" style:font-family-generic="swiss" style:font-pitch="variable" fo:font-size="24pt" fo:font-weight="normal"/>
    </style:style>
    <style:style style:name="T22" style:family="text">
      <style:text-properties fo:color="#000000" fo:font-family="Courier" style:font-family-generic="swiss" style:font-pitch="variable" fo:font-size="24pt" fo:font-weight="normal"/>
    </style:style>
    <style:style style:name="T23" style:family="text">
      <style:text-properties fo:color="#000000" fo:font-family="Courier" style:font-family-generic="swiss" style:font-pitch="variable" fo:font-size="24pt" fo:font-style="normal" fo:font-weight="bold"/>
    </style:style>
    <style:style style:name="T24" style:family="text">
      <style:text-properties fo:color="#000000" fo:font-family="Courier" style:font-family-generic="swiss" style:font-pitch="variable" fo:font-size="24pt" fo:font-style="normal" fo:font-weight="normal"/>
    </style:style>
    <style:style style:name="T25" style:family="text">
      <style:text-properties style:use-window-font-color="true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6" style:family="text">
      <style:text-properties fo:color="#000000" fo:font-family="Arial" style:font-family-generic="swiss" fo:font-size="30pt"/>
    </style:style>
    <style:style style:name="T27" style:family="text">
      <style:text-properties style:use-window-font-color="true" fo:font-family="Arial" style:font-family-generic="swiss" fo:font-size="30pt"/>
    </style:style>
    <style:style style:name="T28" style:family="text">
      <style:text-properties fo:color="#ffffff" fo:font-family="arial" style:font-family-generic="swiss" fo:font-size="28pt" fo:font-weight="bold"/>
    </style:style>
    <style:style style:name="T29" style:family="text">
      <style:text-properties fo:color="#000000" fo:font-family="Courier" style:font-family-generic="modern" style:font-pitch="fixed" fo:font-size="28pt" fo:font-weight="bold"/>
    </style:style>
    <style:style style:name="T30" style:family="text">
      <style:text-properties fo:color="#000000" fo:font-family="Courier" style:font-family-generic="modern" style:font-pitch="fixed" fo:font-size="28pt" fo:font-weight="normal"/>
    </style:style>
    <style:style style:name="T31" style:family="text">
      <style:text-properties style:use-window-font-color="true" fo:font-family="Courier" style:font-family-generic="modern" style:font-pitch="fixed" fo:font-size="28pt" fo:font-weight="bold"/>
    </style:style>
    <style:style style:name="T32" style:family="text">
      <style:text-properties style:use-window-font-color="true" fo:font-family="Courier" style:font-family-generic="modern" style:font-pitch="fixed" fo:font-size="28pt" fo:font-weight="normal"/>
    </style:style>
    <style:style style:name="T33" style:family="text">
      <style:text-properties fo:font-size="26pt"/>
    </style:style>
    <style:style style:name="T34" style:family="text">
      <style:text-properties fo:color="#000000" fo:font-size="26pt"/>
    </style:style>
    <style:style style:name="T35" style:family="text">
      <style:text-properties style:use-window-font-color="true" fo:font-family="Courier" style:font-family-generic="swiss" style:font-pitch="variable" fo:font-size="28pt"/>
    </style:style>
    <style:style style:name="T36" style:family="text">
      <style:text-properties style:use-window-font-color="true" fo:font-family="Courier" style:font-family-generic="swiss" style:font-pitch="variable" fo:font-size="28pt" fo:font-weight="bold"/>
    </style:style>
    <style:style style:name="T37" style:family="text">
      <style:text-properties style:use-window-font-color="true" fo:font-family="Courier" style:font-family-generic="swiss" style:font-pitch="variable" fo:font-size="28pt" fo:font-weight="normal"/>
    </style:style>
    <style:style style:name="T38" style:family="text">
      <style:text-properties style:use-window-font-color="true"/>
    </style:style>
    <style:style style:name="T39" style:family="text">
      <style:text-properties fo:color="#000000" fo:font-family="Courier" style:font-family-generic="swiss" style:font-pitch="variable" fo:font-size="26pt" fo:font-weight="bold"/>
    </style:style>
    <style:style style:name="T40" style:family="text">
      <style:text-properties fo:font-family="Courier" style:font-family-generic="swiss" style:font-pitch="variable" fo:font-size="26pt" fo:font-weight="normal"/>
    </style:style>
    <style:style style:name="T41" style:family="text">
      <style:text-properties fo:font-family="Courier" style:font-family-generic="swiss" style:font-pitch="variable" fo:font-size="26pt" fo:font-weight="bold"/>
    </style:style>
    <style:style style:name="T42" style:family="text">
      <style:text-properties fo:color="#000000" fo:font-family="Courier" style:font-family-generic="swiss" style:font-pitch="variable" fo:font-size="28pt" fo:font-weight="bold"/>
    </style:style>
    <style:style style:name="T43" style:family="text">
      <style:text-properties fo:color="#000000" fo:font-family="Courier" style:font-family-generic="swiss" style:font-pitch="variable" fo:font-size="28pt" fo:font-weight="normal"/>
    </style:style>
    <style:style style:name="T44" style:family="text">
      <style:text-properties fo:font-family="arial" style:font-family-generic="swiss"/>
    </style:style>
    <style:style style:name="T45" style:family="text">
      <style:text-properties fo:color="#000000" fo:font-family="Courier" style:font-family-generic="swiss" style:font-pitch="variable" fo:font-weight="bold"/>
    </style:style>
    <style:style style:name="T46" style:family="text">
      <style:text-properties fo:color="#000000" fo:font-family="Courier" style:font-family-generic="swiss" style:font-pitch="variable" fo:font-weight="normal"/>
    </style:style>
    <style:style style:name="T47" style:family="text">
      <style:text-properties fo:font-family="Arial" style:font-family-generic="swiss" fo:font-size="30pt" style:font-family-asian="Arial" style:font-family-generic-asian="swiss" style:font-size-asian="9pt" style:font-family-complex="Arial" style:font-family-generic-complex="swiss" style:font-size-complex="5.09999990463257pt"/>
    </style:style>
    <style:style style:name="T48" style:family="text">
      <style:text-properties fo:color="#000000" fo:font-family="Courier" style:font-family-generic="modern" style:font-pitch="fixed" fo:font-size="26pt" fo:font-weight="bold"/>
    </style:style>
    <style:style style:name="T49" style:family="text">
      <style:text-properties fo:color="#000000" fo:font-family="Courier" style:font-family-generic="modern" style:font-pitch="fixed" fo:font-size="26pt" fo:font-weight="normal"/>
    </style:style>
    <style:style style:name="T50" style:family="text">
      <style:text-properties style:use-window-font-color="true" fo:font-family="Courier" style:font-family-generic="swiss" style:font-pitch="variable" fo:font-size="24pt" fo:font-weight="bold"/>
    </style:style>
    <style:style style:name="T51" style:family="text">
      <style:text-properties style:use-window-font-color="true" fo:font-family="Courier" style:font-family-generic="swiss" style:font-pitch="variable" fo:font-size="24pt" fo:font-weight="normal"/>
    </style:style>
    <style:style style:name="T52" style:family="text">
      <style:text-properties fo:color="#000000" fo:font-family="arial" style:font-family-generic="swiss" fo:font-size="22pt" fo:font-weight="bold"/>
    </style:style>
    <style:style style:name="T53" style:family="text">
      <style:text-properties fo:color="#000000" fo:font-family="arial" style:font-family-generic="swiss" fo:font-size="22pt"/>
    </style:style>
    <style:style style:name="T54" style:family="text">
      <style:text-properties fo:font-family="arial" style:font-family-generic="swiss" fo:font-size="28pt" fo:font-weight="normal"/>
    </style:style>
    <style:style style:name="T55" style:family="text">
      <style:text-properties fo:font-size="28pt" fo:font-weight="normal"/>
    </style:style>
    <style:style style:name="T56" style:family="text">
      <style:text-properties fo:font-family="Courier" style:font-family-generic="swiss" style:font-pitch="variable" fo:font-size="28pt" fo:font-weight="normal"/>
    </style:style>
    <style:style style:name="T57" style:family="text">
      <style:text-properties fo:font-family="Courier" style:font-family-generic="swiss" style:font-pitch="variable" fo:font-size="28pt" fo:font-weight="bold"/>
    </style:style>
    <style:style style:name="T58" style:family="text">
      <style:text-properties style:use-window-font-color="true" fo:font-size="28pt" fo:font-weight="normal"/>
    </style:style>
    <style:style style:name="T59" style:family="text">
      <style:text-properties style:use-window-font-color="true" fo:font-family="Courier" style:font-family-generic="swiss" style:font-pitch="variable" fo:font-size="28pt" fo:font-style="italic" fo:font-weight="normal"/>
    </style:style>
    <style:style style:name="T60" style:family="text">
      <style:text-properties fo:font-size="26pt" fo:font-weight="bold"/>
    </style:style>
    <style:style style:name="T61" style:family="text">
      <style:text-properties fo:color="#000000" fo:font-family="Courier" style:font-family-generic="swiss" style:font-pitch="variable" fo:font-size="26pt" fo:font-weight="normal"/>
    </style:style>
    <style:style style:name="T62" style:family="text">
      <style:text-properties fo:color="#000000" style:text-outline="false" style:text-line-through-style="none" fo:font-family="Arial" style:font-family-generic="swiss" fo:font-size="28pt" fo:font-style="normal" fo:text-shadow="none" style:text-underline-style="none" fo:font-weight="normal" style:font-family-asian="Arial" style:font-family-generic-asian="swiss" style:font-size-asian="9pt" style:font-family-complex="Arial" style:font-family-generic-complex="swiss" style:font-size-complex="5.09999990463257pt"/>
    </style:style>
    <style:style style:name="T63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64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9pt" style:font-weight-asian="bold" style:font-family-complex="Arial" style:font-family-generic-complex="swiss" style:font-size-complex="5.09999990463257pt" style:font-weight-complex="bold"/>
    </style:style>
    <style:style style:name="T65" style:family="text">
      <style:text-properties fo:color="#000000" fo:font-family="Courier" style:font-family-generic="modern" style:font-pitch="fixed" fo:font-size="20pt" fo:font-weight="normal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66" style:family="text">
      <style:text-properties fo:color="#000000" fo:font-family="Courier" style:font-family-generic="modern" style:font-pitch="fixed" fo:font-size="20pt" fo:font-weight="bold" style:font-family-asian="Arial" style:font-family-generic-asian="swiss" style:font-size-asian="10pt" style:font-weight-asian="bold" style:font-family-complex="Arial" style:font-family-generic-complex="swiss" style:font-size-complex="5.69999980926514pt" style:font-weight-complex="bold"/>
    </style:style>
    <style:style style:name="T67" style:family="text">
      <style:text-properties fo:font-size="18pt"/>
    </style:style>
    <style:style style:name="T68" style:family="text">
      <style:text-properties fo:font-family="Courier" style:font-family-generic="swiss" style:font-pitch="variable" fo:font-size="20pt" fo:font-weight="bold"/>
    </style:style>
    <style:style style:name="T69" style:family="text">
      <style:text-properties style:use-window-font-color="true" fo:font-family="Courier" style:font-family-generic="swiss" style:font-pitch="variable" fo:font-size="26pt" fo:font-weight="normal"/>
    </style:style>
    <style:style style:name="T70" style:family="text">
      <style:text-properties style:use-window-font-color="true" fo:font-size="18pt"/>
    </style:style>
    <style:style style:name="T71" style:family="text">
      <style:text-properties style:use-window-font-color="true" fo:font-family="Courier" style:font-family-generic="swiss" style:font-pitch="variable" fo:font-size="26pt" fo:font-weight="bold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ff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Tahoma" style:font-style-name="Regular" style:font-family-generic="swiss" style:font-pitch="variable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Tahoma" style:font-style-name="Regular" style:font-family-generic="swiss" style:font-pitch="variable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●"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text-properties fo:font-family="StarSymbol" style:font-charset="x-symbol" fo:color="#000000" fo:font-size="45%"/>
      </text:list-level-style-bullet>
      <text:list-level-style-bullet text:level="4" text:bullet-char="•"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0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1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4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6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body>
    <office:presentation>
      <presentation:footer-decl presentation:name="ftr1">© 2007 FASTPATH LOGIC INC.</presentation:footer-decl>
      <presentation:date-time-decl presentation:name="dtd1" presentation:source="fixed">07/02/2007</presentation:date-time-decl>
      <draw:page draw:name="page1" draw:style-name="dp1" draw:master-page-name="fpl_5f_presentation_5f_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6.886cm" svg:x="2.5cm" svg:y="6.255cm" presentation:class="title" presentation:user-transformed="true">
          <draw:text-box>
            <text:p text:style-name="P1"><text:span text:style-name="T1">CSL</text:span><text:span text:style-name="T2">/CSLC </text:span><text:span text:style-name="T3"><text:line-break/></text:span><text:span text:style-name="T3"><text:line-break/></text:span><text:span text:style-name="T4">Infrastructure generation </text:span><text:span text:style-name="T4"><text:line-break/></text:span><text:span text:style-name="T4">for C++ cycle based simulatio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++ simulator <text:s/>features</text:p>
          </draw:text-box>
        </draw:frame>
        <draw:frame presentation:style-name="pr4" draw:text-style-name="P6" draw:layer="layout" svg:width="22.216cm" svg:height="15.779cm" svg:x="5.456cm" svg:y="4.39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Describe the architectural level components in a chip design using a concise syntax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Concise CSL language representations of design specification is compiled and generates C++ cycle based simulator cod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Generates design hierarchy and connectivity code in C++ which is automatically connected to RTL testbenc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562cm" svg:y="0cm" presentation:class="title" presentation:user-transformed="true">
          <draw:text-box>
            <text:p text:style-name="P4">C++ simulator <text:s/>features</text:p>
          </draw:text-box>
        </draw:frame>
        <draw:frame presentation:style-name="pr6" draw:text-style-name="P9" draw:layer="layout" svg:width="22.216cm" svg:height="12.465cm" svg:x="5.456cm" svg:y="4.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6">Interconnect specification can be easily modified at the end points (more on that later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Unit interface and connectivity documentation is automatically produc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C++ unit interfaces can be automatically connected to automatically generated vector generators to create vector files for verification of the DU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0" draw:layer="layout" svg:width="14.201cm" svg:height="11.543cm" svg:x="7.502cm" svg:y="6.58cm">
          <draw:text-box>
            <text:p text:style-name="P4"><text:span text:style-name="T7">Cycle based</text:span></text:p>
            <text:p text:style-name="P4"><text:span text:style-name="T7">simulation</text:span></text:p>
            <text:p text:style-name="P4"><text:span text:style-name="T7">concept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Functional abstraction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A functionally equivalent simulator implements an abstraction that is functionally equivalent to the hardware implementation. </text:p>
            <text:p text:style-name="P4"/>
            <text:p text:style-name="P4">The abstraction executes faster than the hardware implementation. </text:p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985cm" svg:y="0.161cm" presentation:class="title" presentation:user-transformed="true">
          <draw:text-box>
            <text:p text:style-name="P4">Fan in cones</text:p>
          </draw:text-box>
        </draw:frame>
        <draw:frame presentation:style-name="pr9" draw:text-style-name="P4" draw:layer="layout" svg:width="22.216cm" svg:height="17.939cm" svg:x="5.455cm" svg:y="2.739cm" presentation:class="subtitle" presentation:user-transformed="true">
          <draw:text-box>
            <text:p text:style-name="P4">Circuit based fan in cones are combinational logic cones that implement boolean logic functions. </text:p>
            <text:p text:style-name="P4"/>
            <text:p text:style-name="P4">Even math functions can be reduced to boolean logic functions. </text:p>
            <text:p text:style-name="P4"/>
            <text:p text:style-name="P4">C++ cycle based simulators implement complex hardware functions using simplified , functionally equivalent logic.</text:p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Fan in cones (cont.)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Fan in cones in the cycle based simulator are implemented in C++ functions using functionally equivalent abstractions. </text:p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Register operation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Registers hold state.</text:p>
            <text:p text:style-name="P4"/>
            <text:p text:style-name="P4">The state is updated on the rising edge of clock and possibly an enable signal.</text:p>
          </draw:text-box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D to Q value propagation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Each register is associated with a particular clock. If the clock is active (and the optional enable is active) the value in the register's D variable is propagated to the register's Q variable on the rising edge of clock.</text:p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Multiple clock domain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Cycle based simulators can support multiple clock domains.</text:p>
            <text:p text:style-name="P4"/>
            <text:p text:style-name="P4">A clock module generates each of the clock signals.</text:p>
            <text:p text:style-name="P4"/>
            <text:p text:style-name="P4">The clock signals control the propagation of the D to Q values.</text:p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mulation cycle</text:p>
          </draw:text-box>
        </draw:frame>
        <draw:frame presentation:style-name="pr7" draw:text-style-name="P4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5" draw:layer="layout" svg:width="18.666cm" svg:height="3.649cm" svg:x="6.985cm" svg:y="0.161cm" presentation:class="title" presentation:user-transformed="true">
          <draw:text-box>
            <text:p text:style-name="P5">CSL_INSTANCE_TREE</text:p>
          </draw:text-box>
        </draw:frame>
        <draw:frame presentation:style-name="pr10" draw:text-style-name="P11" draw:layer="layout" svg:width="22.216cm" svg:height="17.244cm" svg:x="5.455cm" svg:y="3.37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8">Each design has an instance tree which is created by the architecture/design team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The instance tree is constructed from the design hierarchy which describes the unit instanc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Connections are made between end points in the instance tree using <text:s/>connectivity objects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The connectivity objects are typically located in the leaf level uni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The auto router adds the intermediate signals and ports to the unit instances with formal to actual connections which connect end poi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14.201cm" svg:height="11.543cm" svg:x="7.502cm" svg:y="6.58cm">
          <draw:text-box>
            <text:p text:style-name="P4"><text:span text:style-name="T7">Cycle based</text:span></text:p>
            <text:p text:style-name="P4"><text:span text:style-name="T7">simulation</text:span></text:p>
            <text:p text:style-name="P4"><text:span text:style-name="T7">components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369cm" svg:y="0cm" presentation:class="title" presentation:user-transformed="true">
          <draw:text-box>
            <text:p text:style-name="P4">Register class</text:p>
          </draw:text-box>
        </draw:frame>
        <draw:frame presentation:style-name="pr11" draw:text-style-name="P4" draw:layer="layout" svg:width="22.216cm" svg:height="17.939cm" svg:x="5.455cm" svg:y="2.615cm" presentation:class="subtitle" presentation:user-transformed="true">
          <draw:text-box>
            <text:p text:style-name="P4">There are two variables in a register.</text:p>
            <text:p text:style-name="P4"/>
            <text:p text:style-name="P4">D-connected to the output of a fan in cone or the input of a unit and updated when the combinational logic is updated.</text:p>
            <text:p text:style-name="P4"/>
            <text:p text:style-name="P4">Q-(the state) updated when the clock signal and the optional enable signal are true. Connected to the input of a fan in cone, the output of a unit, or the D of another register.</text:p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Unit clas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The unit class is used to instantiate other units, instantiate registers, and define execute functions (combinational logic).</text:p>
          </draw:text-box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lock generator</text:p>
          </draw:text-box>
        </draw:frame>
        <draw:frame presentation:style-name="pr7" draw:text-style-name="P4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ommand shell</text:p>
          </draw:text-box>
        </draw:frame>
        <draw:frame presentation:style-name="pr7" draw:text-style-name="P4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mulator class</text:p>
          </draw:text-box>
        </draw:frame>
        <draw:frame presentation:style-name="pr7" draw:text-style-name="P4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Vector writer clas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Reads vectors from unit interfaces (ports) writes it out to a file or PLI socket (future)</text:p>
          </draw:text-box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Architectural writer clas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Reads architectural state and writes it out to a file or PLI socket (future).</text:p>
          </draw:text-box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Port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Input ports are connected to ports or signals <text:s/>using a static pointer.</text:p>
          </draw:text-box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onnection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Connection statements are created by the cslc to connect different units.</text:p>
            <text:p text:style-name="P4"/>
            <text:p text:style-name="P4">Connection statements also connect unit ports to vector writer classes.</text:p>
            <text:p text:style-name="P4"/>
            <text:p text:style-name="P4">Connections between ports are made in the build functions.</text:p>
          </draw:text-box>
        </draw:frame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Execute function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The generated unit class contains a virtual execute function. </text:p>
            <text:p text:style-name="P4"/>
            <text:p text:style-name="P4">The execute function is defined by the user. </text:p>
            <text:p text:style-name="P4"/>
            <text:p text:style-name="P4">The execute function contains logic and register write and register read function calls.</text:p>
          </draw:text-box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12" draw:text-style-name="P4" draw:layer="layout" svg:width="18.666cm" svg:height="4.404cm" svg:x="6.985cm" svg:y="0cm" presentation:class="title" presentation:user-transformed="true">
          <draw:text-box>
            <text:p text:style-name="P4">Cslc generated C++ <text:line-break/>simulator features</text:p>
          </draw:text-box>
        </draw:frame>
        <draw:frame presentation:style-name="pr13" draw:text-style-name="P5" draw:layer="layout" svg:width="22.216cm" svg:height="18.372cm" svg:x="5.455cm" svg:y="3.64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Generate design hierarchies and module interfaces automaticall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Use C++ as the input language to specify the following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esign hierarch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interconn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nections to vector wri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consta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2D memory structures (register fil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369cm" svg:y="0.676cm" presentation:class="title" presentation:user-transformed="true">
          <draw:text-box>
            <text:p text:style-name="P4">Infrastructure component interfaces</text:p>
          </draw:text-box>
        </draw:frame>
        <draw:frame presentation:style-name="pr14" draw:text-style-name="P15" draw:layer="layout" svg:width="22.216cm" svg:height="17.947cm" svg:x="5.455cm" svg:y="2.373cm" presentation:class="subtitle" presentation:user-transformed="true">
          <draw:text-box>
            <text:list text:style-name="L6">
              <text:list-item>
                <text:p text:style-name="P14"><text:span text:style-name="T9">The interfaces between C++ and C++ infrastructure components are automatically generated.</text:span></text:p>
              </text:list-item>
            </text:list>
            <text:list text:style-name="L6">
              <text:list-item>
                <text:p text:style-name="P14"><text:span text:style-name="T9">The interfaces between RTL and RTL infrastructure components are automatically generated.</text:span></text:p>
              </text:list-item>
            </text:list>
            <text:list text:style-name="L6">
              <text:list-item>
                <text:p text:style-name="P14"><text:span text:style-name="T9">The interfaces between C++ and RTL infrastructure components are automatically generated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5" presentation:class="page"/>
          <draw:frame presentation:style-name="pr8" draw:text-style-name="P1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C++ simulator library components</text:p>
          </draw:text-box>
        </draw:frame>
        <draw:frame presentation:style-name="pr15" draw:text-style-name="P16" draw:layer="layout" svg:width="22.216cm" svg:height="15.337cm" svg:x="5.455cm" svg:y="4.618cm" presentation:class="subtitle">
          <draw:text-box>
            <text:list text:style-name="L7">
              <text:list-item>
                <text:list>
                  <text:list-item>
                    <text:p text:style-name="P16"><text:span text:style-name="T10">Main simulation loo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ommand shel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++ simulator class libra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734cm" svg:y="-0.474cm" presentation:class="title" presentation:user-transformed="true">
          <draw:text-box>
            <text:p text:style-name="P4">Main simulation loop</text:p>
          </draw:text-box>
        </draw:frame>
        <draw:frame presentation:style-name="pr11" draw:text-style-name="P15" draw:layer="layout" svg:width="22.216cm" svg:height="17.471cm" svg:x="5.455cm" svg:y="2.849cm" presentation:class="subtitle" presentation:user-transformed="true">
          <draw:text-box>
            <text:list text:style-name="L4">
              <text:list-item>
                <text:p text:style-name="P15"><text:span text:style-name="T9">The main simulation loop for a cycle based simulator performs the following operations:</text:span></text:p>
              </text:list-item>
            </text:list>
            <text:list text:style-name="L8">
              <text:list-item>
                <text:p text:style-name="P14"><text:span text:style-name="T9">Calculate the new outputs for each fanin cone and write the new values to the inputs of the registers (D).</text:span></text:p>
              </text:list-item>
            </text:list>
            <text:list text:style-name="L8">
              <text:list-item>
                <text:p text:style-name="P14"><text:span text:style-name="T9">For each clock that is active propagate the value from each register's D to Q.</text:span></text:p>
              </text:list-item>
            </text:list>
            <text:list text:style-name="L8">
              <text:list-item>
                <text:p text:style-name="P14"><text:span text:style-name="T9">Check if the command shell has any pending operations.</text:span></text:p>
              </text:list-item>
            </text:list>
            <text:list text:style-name="L8">
              <text:list-item>
                <text:p text:style-name="P14"><text:span text:style-name="T9">Repeat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7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ommand shell</text:p>
          </draw:text-box>
        </draw:frame>
        <draw:frame presentation:style-name="pr7" draw:text-style-name="P4" draw:layer="layout" svg:width="22.216cm" svg:height="15.337cm" svg:x="5.455cm" svg:y="4.618cm" presentation:class="subtitle" presentation:user-transformed="true">
          <draw:text-box>
            <text:list text:style-name="L9">
              <text:list-item>
                <text:p text:style-name="P17">The command shell is used to control the following operations in the cycle based simulator:</text:p>
              </text:list-item>
            </text:list>
            <text:list text:style-name="L9">
              <text:list-item>
                <text:p text:style-name="P8">Number of simulation cycles to execute before stopping</text:p>
              </text:list-item>
            </text:list>
            <text:list text:style-name="L9">
              <text:list-item>
                <text:p text:style-name="P8">Print out values</text:p>
              </text:list-item>
            </text:list>
            <text:list text:style-name="L9">
              <text:list-item>
                <text:p text:style-name="P8">cd to units</text:p>
              </text:list-item>
            </text:list>
            <text:list text:style-name="L9">
              <text:list-item>
                <text:p text:style-name="P8">ls units to inspect the signals and instances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8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++ simulator class libraries</text:p>
          </draw:text-box>
        </draw:frame>
        <draw:frame presentation:style-name="pr7" draw:text-style-name="P5" draw:layer="layout" svg:width="22.216cm" svg:height="15.337cm" svg:x="5.455cm" svg:y="4.618cm" presentation:class="subtitle" presentation:user-transformed="true">
          <draw:text-box>
            <text:list text:style-name="L4">
              <text:list-item>
                <text:p text:style-name="P5">The C++ class libraries contain the following classes:</text:p>
              </text:list-item>
            </text:list>
            <text:list text:style-name="L9">
              <text:list-item>
                <text:p text:style-name="P8">simulator execution loop</text:p>
              </text:list-item>
            </text:list>
            <text:list text:style-name="L9">
              <text:list-item>
                <text:p text:style-name="P8">command shell</text:p>
              </text:list-item>
            </text:list>
            <text:list text:style-name="L9">
              <text:list-item>
                <text:p text:style-name="P8">register</text:p>
              </text:list-item>
            </text:list>
            <text:list text:style-name="L9">
              <text:list-item>
                <text:p text:style-name="P8">unit</text:p>
              </text:list-item>
            </text:list>
            <text:list text:style-name="L9">
              <text:list-item>
                <text:p text:style-name="P8">vector writer</text:p>
              </text:list-item>
            </text:list>
            <text:list text:style-name="L9">
              <text:list-item>
                <text:p text:style-name="P8">architectural state writer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9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30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16.965cm" svg:height="7.779cm" svg:x="7.502cm" svg:y="6.58cm">
          <draw:text-box>
            <text:p text:style-name="P4"><text:span text:style-name="T7">Specifying the </text:span></text:p>
            <text:p text:style-name="P4"><text:span text:style-name="T7">cycle simulator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30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mulator input specification</text:p>
          </draw:text-box>
        </draw:frame>
        <draw:frame presentation:style-name="pr7" draw:text-style-name="P18" draw:layer="layout" svg:width="22.216cm" svg:height="15.337cm" svg:x="5.455cm" svg:y="4.618cm" presentation:class="subtitle">
          <draw:text-box>
            <text:p text:style-name="P4"><text:span text:style-name="T11">The CSL input specification is compiled by the cslc and generates both the C++ simulator infrastructure components and the RTL design and testbench components.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31" presentation:class="page"/>
          <draw:frame presentation:style-name="pr8" draw:text-style-name="P1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32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20.009cm" svg:height="19.071cm" svg:x="6.026cm" svg:y="1.27cm">
          <draw:text-box>
            <text:p text:style-name="P4"><text:span text:style-name="T7">Compiling the </text:span></text:p>
            <text:p text:style-name="P4"><text:span text:style-name="T7">cycle based </text:span></text:p>
            <text:p text:style-name="P4"><text:span text:style-name="T7">simulator input </text:span></text:p>
            <text:p text:style-name="P4"><text:span text:style-name="T7">specification with </text:span></text:p>
            <text:p text:style-name="P4"><text:span text:style-name="T7">the CSL compiler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32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ompilation of C++ simulator</text:p>
          </draw:text-box>
        </draw:frame>
        <draw:frame presentation:style-name="pr7" draw:text-style-name="P4" draw:layer="layout" svg:width="22.216cm" svg:height="16.258cm" svg:x="5.455cm" svg:y="4.158cm" presentation:class="subtitle">
          <draw:text-box>
            <text:p text:style-name="P4">The C++ simulator is compiled with a Makefile.</text:p>
            <text:p text:style-name="P4"/>
            <text:p text:style-name="P4">The generated C++ simulator files are compiled into .o files and linked to the libcsim.a file.</text:p>
            <text:p text:style-name="P4"/>
            <text:p text:style-name="P4">The resulting binary is the C++ simulator executable.</text:p>
          </draw:text-box>
        </draw:frame>
        <presentation:notes draw:style-name="dp2">
          <draw:page-thumbnail draw:style-name="gr1" draw:layer="layout" svg:width="13.877cm" svg:height="11.093cm" svg:x="3.577cm" svg:y="2.247cm" draw:page-number="33" presentation:class="page"/>
          <draw:frame presentation:style-name="pr8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34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19.874cm" svg:height="7.779cm" svg:x="5.715cm" svg:y="6.35cm">
          <draw:text-box>
            <text:p text:style-name="P4"><text:span text:style-name="T7">Building the cycle</text:span></text:p>
            <text:p text:style-name="P4"><text:span text:style-name="T7">based simulator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34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5" draw:style-name="dp1" draw:master-page-name="fpl_5f_presentation_5f_template" presentation:presentation-page-layout-name="AL3T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Aggregate structures</text:p>
          </draw:text-box>
        </draw:frame>
        <draw:frame presentation:style-name="pr16" draw:text-style-name="P20" draw:layer="layout" svg:width="22.216cm" svg:height="15.337cm" svg:x="5.455cm" svg:y="4.618cm" presentation:class="outline">
          <draw:text-box>
            <text:list text:style-name="L10">
              <text:list-item>
                <text:p text:style-name="P19"><text:span text:style-name="T8">Group signals together in aggregate structures-signal groups</text:span></text:p>
              </text:list-item>
            </text:list>
            <text:list text:style-name="L10">
              <text:list-item>
                <text:p text:style-name="P19"><text:span text:style-name="T8"/></text:p>
              </text:list-item>
            </text:list>
            <text:list text:style-name="L10">
              <text:list-item>
                <text:p text:style-name="P19"><text:span text:style-name="T12">Group</text:span><text:span text:style-name="T8"> ports together in aggregate structures-interfaces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6" draw:style-name="dp1" draw:master-page-name="fpl_5f_presentation_5f_template" presentation:presentation-page-layout-name="AL2T0">
        <office:forms form:automatic-focus="false" form:apply-design-mode="false"/>
        <draw:frame presentation:style-name="pr17" draw:text-style-name="P4" draw:layer="layout" svg:width="18.66cm" svg:height="3.65cm" svg:x="7.229cm" svg:y="0.975cm" presentation:class="title">
          <draw:text-box>
            <text:p text:style-name="P4">Aggregate structures</text:p>
          </draw:text-box>
        </draw:frame>
        <draw:frame presentation:style-name="pr18" draw:text-style-name="P5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5">Build hierarchies of groups (signal groups and interfaces) and scalars (ports and signal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83cm" svg:y="0cm" presentation:class="title" presentation:user-transformed="true">
          <draw:text-box>
            <text:p text:style-name="P4">CSL interconnect types</text:p>
          </draw:text-box>
        </draw:frame>
        <draw:frame presentation:style-name="pr19" draw:text-style-name="P23" draw:layer="layout" svg:width="22.216cm" svg:height="19.177cm" svg:x="5.455cm" svg:y="2.698cm" presentation:class="subtitle">
          <draw:text-box>
            <text:list text:style-name="L11">
              <text:list-item>
                <text:list>
                  <text:list-item>
                    <text:p text:style-name="P21"><text:span text:style-name="T13">The following types are used to build chip interconnects and design hierarchi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Enumerated typ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Bit rang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Field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Signal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Signal group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Port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Interfac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Unit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13">Connect statement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7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8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24" draw:layer="layout" svg:width="18.666cm" svg:height="3.649cm" svg:x="6.362cm" svg:y="0cm" presentation:class="title" presentation:user-transformed="true">
          <draw:text-box>
            <text:p text:style-name="P4"><text:span text:style-name="T14">Units</text:span></text:p>
          </draw:text-box>
        </draw:frame>
        <draw:frame presentation:style-name="pr20" draw:text-style-name="P26" draw:layer="layout" svg:width="22.216cm" svg:height="17.432cm" svg:x="5.456cm" svg:y="3.571cm" presentation:class="subtitle" presentation:user-transformed="true">
          <draw:text-box>
            <text:list text:style-name="L13">
              <text:list-item>
                <text:list>
                  <text:list-item>
                    <text:p text:style-name="P25"><text:span text:style-name="T15">The </text:span><text:span text:style-name="T16">csl_unit</text:span><text:span text:style-name="T15"> declares a design unit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The </text:span><text:span text:style-name="T16">csl_unit</text:span><text:span text:style-name="T15"> is defined in the global scope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Unit instances and connectivity objects are added to units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The </text:span><text:span text:style-name="T16">csl_unit</text:span><text:span text:style-name="T15"> is the equivalent of a Verilog module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The </text:span><text:span text:style-name="T16">csl_unit</text:span><text:span text:style-name="T15"> is used to build design hierarchies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The </text:span><text:span text:style-name="T16">csl_unit</text:span><text:span text:style-name="T15"> is a class with a constructor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CSL types are instantiated in the </text:span><text:span text:style-name="T16">csl_unit</text:span><text:span text:style-name="T15">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5"><text:span text:style-name="T15">The types, if applicable, may be modified in the </text:span><text:span text:style-name="T16">csl_unit</text:span><text:span text:style-name="T15"> constructor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7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9" draw:style-name="dp1" draw:master-page-name="fpl_5f_presentation_5f_template" presentation:presentation-page-layout-name="AL2T0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onnections between units</text:p>
          </draw:text-box>
        </draw:frame>
        <draw:frame presentation:style-name="pr21" draw:text-style-name="P8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8">Formal to actual name mapp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sta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caten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art sel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ggregate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Design hierarchy rules</text:p>
          </draw:text-box>
        </draw:frame>
        <draw:frame presentation:style-name="pr22" draw:text-style-name="P8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8">A tree of un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ne root unit (top level un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1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14.197cm" svg:height="11.543cm" svg:x="7.502cm" svg:y="6.58cm">
          <draw:text-box>
            <text:p text:style-name="P4"><text:span text:style-name="T7">CSL </text:span></text:p>
            <text:p text:style-name="P4"><text:span text:style-name="T7">Interconnect</text:span></text:p>
            <text:p text:style-name="P4"><text:span text:style-name="T7">Syntax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41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24" draw:layer="layout" svg:width="18.666cm" svg:height="3.649cm" svg:x="7.231cm" svg:y="0.974cm" presentation:class="title">
          <draw:text-box>
            <text:p text:style-name="P4"><text:span text:style-name="T14">Bitranges</text:span></text:p>
          </draw:text-box>
        </draw:frame>
        <draw:frame presentation:style-name="pr23" draw:text-style-name="P5" draw:layer="layout" svg:width="22.216cm" svg:height="15.337cm" svg:x="5.456cm" svg:y="4.61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Bitranges are objects in CSL and can have an upper and lower index or a widt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Bitranges can be added to the following CSL connectivity object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Fiel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ig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o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(FUTURE) List using the </text:span><text:span text:style-name="T17">set_bitrange</text:span><text:span text:style-name="T5"> comman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Bit ranges are a variable in CS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3" draw:style-name="dp1" draw:master-page-name="fpl_5f_presentation_5f_template" presentation:presentation-page-layout-name="AL2T0">
        <office:forms form:automatic-focus="false" form:apply-design-mode="false"/>
        <draw:frame presentation:style-name="pr3" draw:text-style-name="P27" draw:layer="layout" svg:width="18.666cm" svg:height="3.649cm" svg:x="6.529cm" svg:y="0.239cm" presentation:class="title" presentation:user-transformed="true">
          <draw:text-box>
            <text:p text:style-name="P1"><text:span text:style-name="T18">Bitranges</text:span></text:p>
          </draw:text-box>
        </draw:frame>
        <draw:frame presentation:style-name="pr24" draw:text-style-name="P5" draw:layer="layout" svg:width="22.216cm" svg:height="17.032cm" svg:x="5.455cm" svg:y="3.771cm" presentation:class="subtitle">
          <draw:text-box>
            <text:list text:style-name="L2">
              <text:list-item>
                <text:list>
                  <text:list-item>
                    <text:p text:style-name="P5"><text:span text:style-name="T19">Declared with a wid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csl_bitrange</text:span><text:span text:style-name="T21"> br_width(3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>Creates a bit range with a range of [2:0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>Declared with another bit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0">csl_bitrange </text:span><text:span text:style-name="T22">br_br(br_width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>The copy constructor copies the other bit range values to the new bit rang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>Declared with a ra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3">csl_bitrange </text:span><text:span text:style-name="T24">br_range(5,3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9">Creates a bit range from the numeric valu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3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4" draw:style-name="dp1" draw:master-page-name="fpl_5f_presentation_5f_template" presentation:presentation-page-layout-name="AL2T0">
        <office:forms form:automatic-focus="false" form:apply-design-mode="false"/>
        <draw:frame presentation:style-name="pr3" draw:text-style-name="P28" draw:layer="layout" svg:width="18.666cm" svg:height="3.649cm" svg:x="7.231cm" svg:y="0.974cm" presentation:class="title">
          <draw:text-box>
            <text:p text:style-name="P1"><text:span text:style-name="T25">Enumerated types</text:span></text:p>
          </draw:text-box>
        </draw:frame>
        <draw:frame presentation:style-name="pr25" draw:text-style-name="P29" draw:layer="layout" svg:width="22.216cm" svg:height="15.337cm" svg:x="5.089cm" svg:y="4.661cm" presentation:class="subtitle" presentation:user-transformed="true">
          <draw:text-box>
            <text:list text:style-name="L14">
              <text:list-item>
                <text:list>
                  <text:list-item>
                    <text:p text:style-name="P22"><text:span text:style-name="T26">Enumerated types are used in interconnects to describe bus operations on buses and decoder output signal names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2"><text:span text:style-name="T27">Enum types are declared only in the global scope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2"><text:span text:style-name="T27">An enum is a collection of named integer constants, called enum items.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2"><text:span text:style-name="T27">Enum items can have a value assigned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4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5" draw:style-name="dp1" draw:master-page-name="fpl_5f_presentation_5f_template" presentation:presentation-page-layout-name="AL2T0">
        <office:forms form:automatic-focus="false" form:apply-design-mode="false"/>
        <draw:frame presentation:style-name="pr3" draw:text-style-name="P28" draw:layer="layout" svg:width="18.666cm" svg:height="3.649cm" svg:x="6.395cm" svg:y="0cm" presentation:class="title" presentation:user-transformed="true">
          <draw:text-box>
            <text:p text:style-name="P1"><text:span text:style-name="T25">Enumerated types</text:span></text:p>
          </draw:text-box>
        </draw:frame>
        <draw:frame presentation:style-name="pr26" draw:text-style-name="P30" draw:layer="layout" svg:width="22.216cm" svg:height="17.996cm" svg:x="5.322cm" svg:y="2.311cm" presentation:class="subtitle" presentation:user-transformed="true">
          <draw:text-box>
            <text:list text:style-name="L11">
              <text:list-item>
                <text:list>
                  <text:list-item>
                    <text:p text:style-name="P21"><text:span text:style-name="T26">Example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29">csl_enum</text:span><text:span text:style-name="T30"> e_enum{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30"><text:s text:c="2"/></text:span><text:span text:style-name="T30">ADD,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30"><text:s text:c="2"/></text:span><text:span text:style-name="T30">SUB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30">}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31">csl_enum</text:span><text:span text:style-name="T32"> e{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32"><text:s text:c="2"/></text:span><text:span text:style-name="T32">a = 2,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32"><text:s text:c="2"/></text:span><text:span text:style-name="T32">b = 3,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32"><text:s text:c="2"/></text:span><text:span text:style-name="T32">c = 4 <text:s text:c="2"/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5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6" draw:style-name="dp1" draw:master-page-name="fpl_5f_presentation_5f_template" presentation:presentation-page-layout-name="AL2T0">
        <office:forms form:automatic-focus="false" form:apply-design-mode="false"/>
        <draw:frame presentation:style-name="pr17" draw:text-style-name="P28" draw:layer="layout" svg:width="18.66cm" svg:height="3.65cm" svg:x="7.229cm" svg:y="0.975cm" presentation:class="title">
          <draw:text-box>
            <text:p text:style-name="P1"><text:span text:style-name="T25">Fields</text:span></text:p>
          </draw:text-box>
        </draw:frame>
        <draw:frame presentation:style-name="pr27" draw:text-style-name="P8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8"><text:span text:style-name="T33">Fields are inherited from bit rang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3">Fields can have an associated na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3">Fields can have an associated enum or enum item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3">Fields are an object in CS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4">Fields can be non-hierarchical or hierarchic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6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7" draw:style-name="dp1" draw:master-page-name="fpl_5f_presentation_5f_template" presentation:presentation-page-layout-name="AL2T0">
        <office:forms form:automatic-focus="false" form:apply-design-mode="false"/>
        <draw:frame presentation:style-name="pr17" draw:text-style-name="P4" draw:layer="layout" svg:width="18.66cm" svg:height="3.65cm" svg:x="7.229cm" svg:y="0.975cm" presentation:class="title">
          <draw:text-box>
            <text:p text:style-name="P4">Field usage</text:p>
          </draw:text-box>
        </draw:frame>
        <draw:frame presentation:style-name="pr28" draw:text-style-name="P8" draw:layer="layout" svg:width="22.209cm" svg:height="15.341cm" svg:x="5.454cm" svg:y="4.62cm" presentation:class="subtitle">
          <draw:text-box>
            <text:list text:style-name="L2">
              <text:list-item>
                <text:list>
                  <text:list-item>
                    <text:p text:style-name="P8"><text:span text:style-name="T33">Fields are used by signals and ports in the interconnect specification and by other CSL language construc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3">Decoders can be generated from signals which contain field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3">Fields can be added to ports and signals (more on that later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7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8" draw:style-name="dp1" draw:master-page-name="fpl_5f_presentation_5f_template" presentation:presentation-page-layout-name="AL2T0">
        <office:forms form:automatic-focus="false" form:apply-design-mode="false"/>
        <draw:frame presentation:style-name="pr17" draw:text-style-name="P4" draw:layer="layout" svg:width="18.66cm" svg:height="3.65cm" svg:x="7.229cm" svg:y="0.975cm" presentation:class="title">
          <draw:text-box>
            <text:p text:style-name="P4">Fields</text:p>
          </draw:text-box>
        </draw:frame>
        <draw:frame presentation:style-name="pr29" draw:text-style-name="P5" draw:layer="layout" svg:width="22.209cm" svg:height="15.424cm" svg:x="5.454cm" svg:y="4.579cm" presentation:class="subtitle">
          <draw:text-box>
            <text:list text:style-name="L16">
              <text:list-item>
                <text:list>
                  <text:list-item>
                    <text:p text:style-name="P5">Examples: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5">//non-hierarchical field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6">csl_field </text:span><text:span text:style-name="T37">f1(3);</text:span><text:span text:style-name="T36"> 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5">//hierarchical field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6">csl_field </text:span><text:span text:style-name="T37">f2 {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7"><text:s text:c="2"/></text:span><text:span text:style-name="T37">f1 f1_0;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7"><text:s text:c="2"/></text:span><text:span text:style-name="T37">f2() {}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7">};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5"><text:span text:style-name="T3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17" draw:text-style-name="P4" draw:layer="layout" svg:width="18.66cm" svg:height="3.769cm" svg:x="7.229cm" svg:y="0.916cm" presentation:class="title">
          <draw:text-box>
            <text:p text:style-name="P4">An enum can be associated with <text:s/>a field</text:p>
          </draw:text-box>
        </draw:frame>
        <draw:frame presentation:style-name="pr30" draw:text-style-name="P5" draw:layer="layout" svg:width="22.209cm" svg:height="16.43cm" svg:x="5.454cm" svg:y="4.076cm" presentation:class="subtitle">
          <draw:text-box>
            <text:list text:style-name="L2">
              <text:list-item>
                <text:list>
                  <text:list-item>
                    <text:p text:style-name="P5"><text:span text:style-name="T33">Exampl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9">csl_enum</text:span><text:span text:style-name="T40"> e_enum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>ADD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>SU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>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9">csl_field</text:span><text:span text:style-name="T40"> fld(5,e_enum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1">The enum e_enum is associated with the field named fld and the enum items associated to the field will be ADD = 00000 and SUB = 0000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9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17" draw:text-style-name="P4" draw:layer="layout" svg:width="18.66cm" svg:height="3.65cm" svg:x="6.985cm" svg:y="0.16cm" presentation:class="title" presentation:user-transformed="true">
          <draw:text-box>
            <text:p text:style-name="P4">Signals</text:p>
          </draw:text-box>
        </draw:frame>
        <draw:frame presentation:style-name="pr31" draw:text-style-name="P5" draw:layer="layout" svg:width="22.209cm" svg:height="18.033cm" svg:x="5.454cm" svg:y="2.5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5">The csl_signal type is used to create Verilog wire type connec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2">csl_signal</text:span><text:span text:style-name="T43"> sig(5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Creates a 5-bit signal with a bitrange of [4:0]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The default type is wire. Other types may be specifi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ignals are declared inside of uni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0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6.764cm" svg:y="0.373cm" presentation:class="title" presentation:user-transformed="true">
          <draw:text-box>
            <text:p text:style-name="P4">Signals</text:p>
          </draw:text-box>
        </draw:frame>
        <draw:frame presentation:style-name="pr32" draw:text-style-name="P5" draw:layer="layout" svg:width="22.216cm" svg:height="15.922cm" svg:x="5.456cm" svg:y="3.45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44">A csl_bitrange can be used to declare a csl_sig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5">csl_bitrange</text:span><text:span text:style-name="T46"> br0(5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5">csl_signal</text:span><text:span text:style-name="T46"> s(br0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4">Creates a signal with 5-bi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5">csl_bitrange</text:span><text:span text:style-name="T46"> br1(5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5">csl_signal</text:span><text:span text:style-name="T46"> r(br1 + br0);</text:span><text:span text:style-name="T4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1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2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5" draw:layer="layout" svg:width="18.666cm" svg:height="3.649cm" svg:x="7.231cm" svg:y="0.974cm" presentation:class="title">
          <draw:text-box>
            <text:p text:style-name="P4">Signal groups</text:p>
          </draw:text-box>
        </draw:frame>
        <draw:frame presentation:style-name="pr33" draw:text-style-name="P31" draw:layer="layout" svg:width="22.216cm" svg:height="15.337cm" svg:x="5.322cm" svg:y="4.11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1"><text:span text:style-name="T47">Signals can be grouped together to form a single object which is more efficient to manipulate than performing the same operation on individual signal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4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47">Signal groups are defined in the global scop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4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1"><text:span text:style-name="T47">Signal groups can contain other signal grou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131cm" svg:y="0.774cm" presentation:class="title" presentation:user-transformed="true">
          <draw:text-box>
            <text:p text:style-name="P4">Signal groups</text:p>
          </draw:text-box>
        </draw:frame>
        <draw:frame presentation:style-name="pr34" draw:text-style-name="P5" draw:layer="layout" svg:width="22.216cm" svg:height="15.688cm" svg:x="5.322cm" svg:y="4.17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33">The csl_signal_group is used to gather related signals that connect from one point to another point in the design hierarchy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>csl_signal_groups may be combined with csl_signals and other csl_signal_group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8">csl_signal_group</text:span><text:span text:style-name="T49"> sg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9"><text:s text:c="3"/></text:span><text:span text:style-name="T49">csl_signal a,b,c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9"><text:s text:c="3"/></text:span><text:span text:style-name="T49">sg(){} <text:s text:c="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9">}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>Creates <text:s/>signal group with three 1-bit signa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3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4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gnal groups</text:p>
          </draw:text-box>
        </draw:frame>
        <draw:frame presentation:style-name="pr35" draw:text-style-name="P5" draw:layer="layout" svg:width="22.216cm" svg:height="15.616cm" svg:x="5.455cm" svg:y="4.479cm" presentation:class="subtitle">
          <draw:text-box>
            <text:list text:style-name="L2">
              <text:list-item>
                <text:list>
                  <text:list-item>
                    <text:p text:style-name="P5">The members of the csl_signal group are accessed using the C++ dot operato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6">sg.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6">sg.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6">sg.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ccesses the individual members of the signal grou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4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5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36" draw:text-style-name="P4" draw:layer="layout" svg:width="18.666cm" svg:height="1.977cm" svg:x="6.796cm" svg:y="0.439cm" presentation:class="title" presentation:user-transformed="true">
          <draw:text-box>
            <text:p text:style-name="P4">Signal groups</text:p>
          </draw:text-box>
        </draw:frame>
        <draw:frame presentation:style-name="pr37" draw:text-style-name="P33" draw:layer="layout" svg:width="11.891cm" svg:height="19.632cm" svg:x="4.458cm" svg:y="1.728cm" presentation:class="outline" presentation:user-transformed="true">
          <draw:text-box>
            <text:list text:style-name="L10">
              <text:list-item>
                <text:p text:style-name="P32"><text:span text:style-name="T21"/></text:p>
              </text:list-item>
            </text:list>
            <text:list text:style-name="L10">
              <text:list-item>
                <text:p text:style-name="P19"><text:span text:style-name="T50">csl_signal_group</text:span><text:span text:style-name="T51"> sg1{</text:span></text:p>
              </text:list-item>
            </text:list>
            <text:list text:style-name="L10">
              <text:list-item>
                <text:p text:style-name="P19"><text:span text:style-name="T51"><text:s text:c="3"/></text:span><text:span text:style-name="T50">csl_signal</text:span><text:span text:style-name="T51"> a,b,c;</text:span></text:p>
              </text:list-item>
            </text:list>
            <text:list text:style-name="L10">
              <text:list-item>
                <text:p text:style-name="P19"><text:span text:style-name="T51"><text:s text:c="3"/></text:span><text:span text:style-name="T51">sg1(){} <text:s text:c="2"/></text:span></text:p>
              </text:list-item>
            </text:list>
            <text:list text:style-name="L10">
              <text:list-item>
                <text:p text:style-name="P19"><text:span text:style-name="T51">};</text:span></text:p>
              </text:list-item>
            </text:list>
            <text:list text:style-name="L10">
              <text:list-item>
                <text:p text:style-name="P19"><text:span text:style-name="T50">csl_signal_group</text:span><text:span text:style-name="T51"> sg2{</text:span></text:p>
              </text:list-item>
            </text:list>
            <text:list text:style-name="L10">
              <text:list-item>
                <text:p text:style-name="P19"><text:span text:style-name="T51"><text:s text:c="4"/></text:span><text:span text:style-name="T51">sg1 sg1;</text:span></text:p>
              </text:list-item>
            </text:list>
            <text:list text:style-name="L10">
              <text:list-item>
                <text:p text:style-name="P19"><text:span text:style-name="T51"><text:s text:c="4"/></text:span><text:span text:style-name="T51">csl_signal x,y,z;</text:span></text:p>
              </text:list-item>
            </text:list>
            <text:list text:style-name="L10">
              <text:list-item>
                <text:p text:style-name="P19"><text:span text:style-name="T51"><text:s text:c="4"/></text:span><text:span text:style-name="T51">sg2(){} <text:s/></text:span></text:p>
              </text:list-item>
            </text:list>
            <text:list text:style-name="L10">
              <text:list-item>
                <text:p text:style-name="P19"><text:span text:style-name="T51">};</text:span></text:p>
              </text:list-item>
            </text:list>
            <text:list text:style-name="L10">
              <text:list-item>
                <text:p text:style-name="P19"><text:span text:style-name="T50">csl_signal_group</text:span><text:span text:style-name="T51"> sg3{</text:span></text:p>
              </text:list-item>
            </text:list>
            <text:list text:style-name="L10">
              <text:list-item>
                <text:p text:style-name="P19"><text:span text:style-name="T51"><text:s text:c="3"/></text:span><text:span text:style-name="T51">sg2 sg2_1;</text:span></text:p>
              </text:list-item>
            </text:list>
            <text:list text:style-name="L10">
              <text:list-item>
                <text:p text:style-name="P19"><text:span text:style-name="T51"><text:s text:c="2"/></text:span><text:span text:style-name="T50">csl_signal</text:span><text:span text:style-name="T51"> m,n;</text:span></text:p>
              </text:list-item>
            </text:list>
            <text:list text:style-name="L10">
              <text:list-item>
                <text:p text:style-name="P19"><text:span text:style-name="T51"><text:s text:c="2"/></text:span><text:span text:style-name="T51">sg3() {} <text:s/></text:span></text:p>
              </text:list-item>
            </text:list>
            <text:list text:style-name="L10">
              <text:list-item>
                <text:p text:style-name="P19"><text:span text:style-name="T51">};</text:span></text:p>
              </text:list-item>
            </text:list>
            <text:list text:style-name="L10">
              <text:list-item>
                <text:p text:style-name="P19"><text:span text:style-name="T21"/></text:p>
              </text:list-item>
            </text:list>
          </draw:text-box>
        </draw:frame>
        <draw:frame presentation:style-name="pr38" draw:text-style-name="P34" draw:layer="layout" svg:width="11.857cm" svg:height="19.272cm" svg:x="15.841cm" svg:y="1.398cm" presentation:class="outline" presentation:user-transformed="true">
          <draw:text-box>
            <text:list text:style-name="L10">
              <text:list-item>
                <text:p text:style-name="P19"><text:span text:style-name="T52"/></text:p>
              </text:list-item>
            </text:list>
            <text:list text:style-name="L10">
              <text:list-item>
                <text:p text:style-name="P19"><text:span text:style-name="T53">Creates signal group sg1 with three 1 bit <text:s/>signals a,b,c.</text:span></text:p>
              </text:list-item>
            </text:list>
            <text:list text:style-name="L10">
              <text:list-item>
                <text:p text:style-name="P19"><text:span text:style-name="T53"/></text:p>
              </text:list-item>
            </text:list>
            <text:list text:style-name="L10">
              <text:list-item>
                <text:p text:style-name="P19"><text:span text:style-name="T53"/></text:p>
              </text:list-item>
            </text:list>
            <text:list text:style-name="L10">
              <text:list-item>
                <text:p text:style-name="P19"><text:span text:style-name="T53">Creates signal group sg2 with three 1 bit signals x,y,z and three 1-bit signals from</text:span></text:p>
              </text:list-item>
            </text:list>
            <text:list text:style-name="L10">
              <text:list-item>
                <text:p text:style-name="P19"><text:span text:style-name="T53"><text:s text:c="5"/></text:span><text:span text:style-name="T53">instance sg1.</text:span></text:p>
              </text:list-item>
            </text:list>
            <text:list text:style-name="L10">
              <text:list-item>
                <text:p text:style-name="P19"><text:span text:style-name="T53"/></text:p>
              </text:list-item>
            </text:list>
            <text:list text:style-name="L10">
              <text:list-item>
                <text:p text:style-name="P19"><text:span text:style-name="T53">Creates a signal group sg3 with</text:span></text:p>
              </text:list-item>
            </text:list>
            <text:list text:style-name="L10">
              <text:list-item>
                <text:p text:style-name="P19"><text:span text:style-name="T53"><text:s text:c="3"/></text:span><text:span text:style-name="T53">two 1 bit signals and six 1 bit</text:span></text:p>
              </text:list-item>
            </text:list>
            <text:list text:style-name="L10">
              <text:list-item>
                <text:p text:style-name="P19"><text:span text:style-name="T53"><text:s text:c="3"/></text:span><text:span text:style-name="T53">signals from sg1 and sg2_1.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gnal groups</text:p>
          </draw:text-box>
        </draw:frame>
        <draw:frame presentation:style-name="pr39" draw:text-style-name="P35" draw:layer="layout" svg:width="22.216cm" svg:height="15.337cm" svg:x="5.456cm" svg:y="4.61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8">The members of the csl_signal group are accesse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using C++ not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4">sg3.sg2_1.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4">sg3.sg2_1.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4">sg3.sg2_1.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accesses the individual members of the signal group instance sg2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6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7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gnal groups</text:p>
          </draw:text-box>
        </draw:frame>
        <draw:frame presentation:style-name="pr40" draw:text-style-name="P35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5"><text:span text:style-name="T56">sg3.sg2_1.sg1.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6">sg3.sg2_1.sg1.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6">sg3.sg2_1.sg1.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5">accesses the individual members of the signal group instance sg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7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8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Signal groups</text:p>
          </draw:text-box>
        </draw:frame>
        <draw:frame presentation:style-name="pr16" draw:text-style-name="P36" draw:layer="layout" svg:width="22.216cm" svg:height="15.821cm" svg:x="5.087cm" svg:y="4.016cm" presentation:class="outline" presentation:user-transformed="true">
          <draw:text-box>
            <text:list text:style-name="L10">
              <text:list-item>
                <text:p text:style-name="P19"><text:span text:style-name="T58">Accessing the signals inside of the signal group:</text:span></text:p>
              </text:list-item>
            </text:list>
            <text:list text:style-name="L10">
              <text:list-item>
                <text:p text:style-name="P19"><text:span text:style-name="T58"/></text:p>
              </text:list-item>
            </text:list>
            <text:list text:style-name="L10">
              <text:list-item>
                <text:p text:style-name="P19"><text:span text:style-name="T36">csl_unit </text:span><text:span text:style-name="T37">u{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 sg3_1;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 sg3_2;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u () {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_1.sg2_1.sg1.a.</text:span><text:span text:style-name="T59">set_type</text:span><text:span text:style-name="T37">(wire);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_1.sg2_1.z.</text:span><text:span text:style-name="T59">set_type</text:span><text:span text:style-name="T37">(reg);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_2.m.</text:span><text:span text:style-name="T59">set_type</text:span><text:span text:style-name="T37">(wire);</text:span></text:p>
              </text:list-item>
            </text:list>
            <text:list text:style-name="L10">
              <text:list-item>
                <text:p text:style-name="P19"><text:span text:style-name="T37"><text:s text:c="2"/></text:span><text:span text:style-name="T37">sg3_2.n.</text:span><text:span text:style-name="T59">set_type</text:span><text:span text:style-name="T37">(reg); }</text:span></text:p>
              </text:list-item>
            </text:list>
            <text:list text:style-name="L10">
              <text:list-item>
                <text:p text:style-name="P19"><text:span text:style-name="T37">};</text:span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8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9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Ports</text:p>
          </draw:text-box>
        </draw:frame>
        <draw:frame presentation:style-name="pr41" draw:text-style-name="P5" draw:layer="layout" svg:width="22.216cm" svg:height="18.005cm" svg:x="5.455cm" svg:y="3.284cm" presentation:class="subtitle">
          <draw:text-box>
            <text:list text:style-name="L2">
              <text:list-item>
                <text:list>
                  <text:list-item>
                    <text:p text:style-name="P5"><text:span text:style-name="T33">The csl_port is used to create ports for the csl_units (more later)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>The csl_port are declared in a csl_uni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>The csl_port is instantiated the same way that csl_signals are instantiated except the port has a direc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9">csl_port</text:span><text:span text:style-name="T61"> in(input,8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9">csl_port</text:span><text:span text:style-name="T61"> out(output,8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9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0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5" draw:layer="layout" svg:width="18.666cm" svg:height="3.649cm" svg:x="6.998cm" svg:y="0cm" presentation:class="title" presentation:user-transformed="true">
          <draw:text-box>
            <text:p text:style-name="P5">Interfaces</text:p>
          </draw:text-box>
        </draw:frame>
        <draw:frame presentation:style-name="pr42" draw:text-style-name="P38" draw:layer="layout" svg:width="22.216cm" svg:height="15.337cm" svg:x="4.618cm" svg:y="4.117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37"><text:span text:style-name="T62">Interfaces are containers for the port list of a unit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62">An interface is defined in the global scope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62">Interfaces may be instantiated inside of other interface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62">More than one interface of the same or different type may be added to one unit.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62">The interfaces may be instances of the same or different interfa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0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1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Interface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p text:style-name="P4">The generated interface Verilog code prefixes the name of the interface in front of the name of the port.</text:p>
          </draw:text-box>
        </draw:frame>
        <presentation:notes draw:style-name="dp2">
          <draw:page-thumbnail draw:style-name="gr1" draw:layer="layout" svg:width="13.877cm" svg:height="11.093cm" svg:x="3.577cm" svg:y="2.247cm" draw:page-number="61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2" draw:style-name="dp1" draw:master-page-name="fpl_5f_presentation_5f_template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649cm" svg:x="7.231cm" svg:y="0.974cm" presentation:class="title">
          <draw:text-box>
            <text:p text:style-name="P4">CSL interconnect code</text:p>
          </draw:text-box>
        </draw:frame>
        <draw:frame presentation:style-name="pr43" draw:text-style-name="P40" draw:layer="layout" svg:width="16.047cm" svg:height="13.704cm" svg:x="10.445cm" svg:y="5.254cm" presentation:class="outline" presentation:user-transformed="true">
          <draw:text-box>
            <text:list text:style-name="L10">
              <text:list-item>
                <text:p text:id="id1" text:style-name="P39"><text:span text:style-name="T63">csl_unit</text:span><text:span text:style-name="T64"> u_ref {</text:span></text:p>
              </text:list-item>
            </text:list>
            <text:list text:style-name="L10">
              <text:list-item>
                <text:p text:style-name="P39"><text:span text:style-name="T65"><text:s text:c="2"/></text:span><text:span text:style-name="T66">csl_port</text:span><text:span text:style-name="T65"> in(input, 8); </text:span></text:p>
              </text:list-item>
            </text:list>
            <text:list text:style-name="L10">
              <text:list-item>
                <text:p text:style-name="P39"><text:span text:style-name="T65"><text:s text:c="2"/></text:span><text:span text:style-name="T66">csl_port</text:span><text:span text:style-name="T65"> out(output, 8); </text:span></text:p>
              </text:list-item>
            </text:list>
            <text:list text:style-name="L10">
              <text:list-item>
                <text:p text:style-name="P39"><text:span text:style-name="T65"><text:s text:c="2"/></text:span><text:span text:style-name="T65">u_ref () {} <text:s/></text:span></text:p>
              </text:list-item>
            </text:list>
            <text:list text:style-name="L10">
              <text:list-item>
                <text:p text:style-name="P39"><text:span text:style-name="T65"><text:s/></text:span><text:span text:style-name="T65">};</text:span></text:p>
              </text:list-item>
            </text:list>
            <text:list text:style-name="L10">
              <text:list-item>
                <text:p text:style-name="P39"><text:span text:style-name="T65"/></text:p>
              </text:list-item>
            </text:list>
            <text:list text:style-name="L10">
              <text:list-item>
                <text:p text:style-name="P39"><text:span text:style-name="T66">csl_unit</text:span><text:span text:style-name="T65"> u_check {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6">csl_port</text:span><text:span text:style-name="T65"> x_in (input, 8);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6">csl_port</text:span><text:span text:style-name="T65"> x_out(output, 8);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6">csl_signal</text:span><text:span text:style-name="T65"> sgn_ref_data;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5">u_ref ref1(</text:span></text:p>
              </text:list-item>
            </text:list>
            <text:list text:style-name="L10">
              <text:list-item>
                <text:p text:style-name="P39"><text:span text:style-name="T65"><text:s text:c="2"/></text:span><text:span text:style-name="T65">.p_ref_in (x_in),</text:span></text:p>
              </text:list-item>
            </text:list>
            <text:list text:style-name="L10">
              <text:list-item>
                <text:p text:style-name="P39"><text:span text:style-name="T65"><text:s text:c="2"/></text:span><text:span text:style-name="T65">.p_ref_out(x_out));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5">u_check() {</text:span></text:p>
              </text:list-item>
            </text:list>
            <text:list text:style-name="L10">
              <text:list-item>
                <text:p text:style-name="P39"><text:span text:style-name="T65"><text:s text:c="4"/></text:span><text:span text:style-name="T65">sgn_ref_data.set_width(8);</text:span></text:p>
              </text:list-item>
            </text:list>
            <text:list text:style-name="L10">
              <text:list-item>
                <text:p text:style-name="P39"><text:span text:style-name="T65"><text:s text:c="3"/></text:span><text:span text:style-name="T65">}</text:span></text:p>
              </text:list-item>
            </text:list>
            <text:list text:style-name="L10">
              <text:list-item>
                <text:p text:style-name="P39"><text:span text:style-name="T65">};</text:span></text:p>
              </text:list-item>
            </text:list>
          </draw:text-box>
        </draw:frame>
        <draw:custom-shape draw:style-name="gr3" draw:text-style-name="P42" draw:layer="layout" svg:width="5.335cm" svg:height="0.69cm" svg:x="2.402cm" svg:y="5.153cm">
          <text:p text:style-name="P41"><text:span text:style-name="T67">Unit declaration</text:span></text:p>
          <draw:enhanced-geometry svg:viewBox="0 0 21600 21600" draw:glue-points="10800 0 0 10800 10800 21600 21600 10800 ?f40 ?f41" draw:text-areas="0 0 21600 21600" draw:type="rectangular-callout" draw:modifiers="31278.7106446777 16317.22141823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2" draw:layer="layout" svg:width="5.335cm" svg:height="1.233cm" svg:x="2.937cm" svg:y="6.278cm">
          <text:p text:style-name="P41"><text:span text:style-name="T67">Adding ports</text:span></text:p>
          <draw:enhanced-geometry svg:viewBox="0 0 21600 21600" draw:glue-points="10800 0 0 10800 10800 21600 21600 10800 ?f40 ?f41" draw:text-areas="0 0 21600 21600" draw:type="rectangular-callout" draw:modifiers="30703.8980509745 4761.10210696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2" draw:layer="layout" svg:width="5.335cm" svg:height="2.298cm" svg:x="22.202cm" svg:y="13.909cm">
          <text:p text:style-name="P41"><text:span text:style-name="T67">formal to actual name mappings</text:span></text:p>
          <draw:enhanced-geometry svg:viewBox="0 0 21600 21600" draw:glue-points="10800 0 0 10800 10800 21600 21600 10800 ?f40 ?f41" draw:text-areas="0 0 21600 21600" draw:type="rectangular-callout" draw:modifiers="-5412.14392803598 6651.93562418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2" draw:layer="layout" svg:width="5.335cm" svg:height="1.963cm" svg:x="2.251cm" svg:y="15.688cm">
          <text:p text:style-name="P41"><text:span text:style-name="T67">CSL object settings</text:span></text:p>
          <draw:enhanced-geometry svg:viewBox="0 0 21600 21600" draw:glue-points="10800 0 0 10800 10800 21600 21600 10800 ?f40 ?f41" draw:text-areas="0 0 21600 21600" draw:type="rectangular-callout" draw:modifiers="38208.8455772114 13109.572301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2" draw:layer="layout" svg:width="5.335cm" svg:height="2.003cm" svg:x="2.662cm" svg:y="12.809cm">
          <text:p text:style-name="P41"><text:span text:style-name="T67">Unit instantiation</text:span></text:p>
          <draw:enhanced-geometry svg:viewBox="0 0 21600 21600" draw:glue-points="10800 0 0 10800 10800 21600 21600 10800 ?f40 ?f41" draw:text-areas="0 0 21600 21600" draw:type="rectangular-callout" draw:modifiers="34646.6266866567 9592.8143712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2" draw:layer="layout" svg:width="5.335cm" svg:height="0.843cm" svg:x="3.132cm" svg:y="7.813cm">
          <text:p text:style-name="P41"><text:span text:style-name="T67">constructor</text:span></text:p>
          <draw:enhanced-geometry svg:viewBox="0 0 21600 21600" draw:glue-points="10800 0 0 10800 10800 21600 21600 10800 ?f40 ?f41" draw:text-areas="0 0 21600 21600" draw:type="rectangular-callout" draw:modifiers="29910.4947526237 8240.75829383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877cm" svg:height="11.093cm" svg:x="3.577cm" svg:y="2.247cm" draw:page-number="62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3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231cm" svg:y="0.914cm" presentation:class="title">
          <draw:text-box>
            <text:p text:style-name="P4">Including user logic in<text:line-break/>C++ simulator units</text:p>
          </draw:text-box>
        </draw:frame>
        <draw:frame presentation:style-name="pr7" draw:text-style-name="P5" draw:layer="layout" svg:width="22.216cm" svg:height="15.337cm" svg:x="5.455cm" svg:y="4.618cm" presentation:class="subtitle">
          <draw:text-box>
            <text:list text:style-name="L4">
              <text:list-item>
                <text:p text:style-name="P5">The user overrides the generated class.</text:p>
              </text:list-item>
            </text:list>
            <text:list text:style-name="L4">
              <text:list-item>
                <text:p text:style-name="P5">The virtual execute function is defined.</text:p>
              </text:list-item>
            </text:list>
            <text:list text:style-name="L4">
              <text:list-item>
                <text:p text:style-name="P5">The units registers are declared in the private variable section of the class.</text:p>
              </text:list-item>
            </text:list>
            <text:list text:style-name="L4">
              <text:list-item>
                <text:p text:style-name="P5">The units pipeline logic is placed in the exectute function.</text:p>
              </text:list-item>
            </text:list>
            <text:list text:style-name="L4">
              <text:list-item>
                <text:p text:style-name="P5"/>
              </text:list-item>
            </text:list>
            <text:list text:style-name="L2">
              <text:list-item>
                <text:list>
                  <text:list-item>
                    <text:p text:style-name="P43"><text:span text:style-name="T68">class someUnit : public generatedUnit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3"><text:span text:style-name="T6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3"><text:span text:style-name="T68">}</text:span></text:p>
                  </text:list-item>
                </text:list>
              </text:list-item>
            </text:list>
          </draw:text-box>
        </draw:frame>
        <draw:custom-shape draw:style-name="gr3" draw:text-style-name="P42" draw:layer="layout" svg:width="9.145cm" svg:height="0.693cm" svg:x="14.985cm" svg:y="15.182cm">
          <text:p text:style-name="P41"><text:span text:style-name="T67">Parent Unit generated by cslc</text:span></text:p>
          <draw:enhanced-geometry svg:viewBox="0 0 21600 21600" draw:glue-points="10800 0 0 10800 10800 21600 21600 10800 ?f40 ?f41" draw:text-areas="0 0 21600 21600" draw:type="rectangular-callout" draw:modifiers="6690.6625847365 35138.90489913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77cm" svg:height="11.093cm" svg:x="3.577cm" svg:y="2.247cm" draw:page-number="63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4" draw:style-name="dp1" draw:master-page-name="fpl_5f_presentation_5f_template" presentation:use-footer-name="ftr1" presentation:use-date-time-name="dtd1">
        <office:forms form:automatic-focus="false" form:apply-design-mode="false"/>
        <draw:frame draw:style-name="gr2" draw:text-style-name="P12" draw:layer="layout" svg:width="16.686cm" svg:height="7.779cm" svg:x="7.502cm" svg:y="6.58cm">
          <draw:text-box>
            <text:p text:style-name="P4"><text:span text:style-name="T7">C++ simulator </text:span></text:p>
            <text:p text:style-name="P4"><text:span text:style-name="T7">example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64" presentation:class="page"/>
          <draw:frame presentation:style-name="pr5" draw:text-style-name="P1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5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6.797cm" svg:y="0cm" presentation:class="title" presentation:user-transformed="true">
          <draw:text-box>
            <text:p text:style-name="P4">Interface and connection example</text:p>
          </draw:text-box>
        </draw:frame>
        <draw:frame presentation:style-name="pr44" draw:text-style-name="P44" draw:layer="layout" svg:width="22.216cm" svg:height="16.931cm" svg:x="5.456cm" svg:y="3.8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69">csl_interface ifc{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csl_port x(input), 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csl_port y(input);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csl_port z(input);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ifc () {} <text:s/>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};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9">csl_unit unit{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ifc ifc_in,ifc_out;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69"><text:s text:c="2"/></text:span><text:span text:style-name="T69">unit(){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9"><text:s text:c="4"/></text:span><text:span text:style-name="T69">ifc_out.reverse();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9"><text:s text:c="2"/></text:span><text:span text:style-name="T69">}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69">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g>
              <draw:g>
                <draw:custom-shape draw:style-name="gr4" draw:text-style-name="P41" draw:layer="layout" svg:width="5.309cm" svg:height="2.77cm" svg:x="21.291cm" svg:y="14.669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3cm" svg:y="16.533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4.369cm" svg:y="16.568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6cm" svg:x="24.37cm" svg:y="14.663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3cm" svg:y="14.627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5cm" svg:x="21.292cm" svg:y="14.67cm">
                  <text:p text:style-name="P41">u2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224cm" svg:y="16.571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4cm" svg:x="24.37cm" svg:y="16.606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3cm" svg:x="24.371cm" svg:y="14.664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224cm" svg:y="14.627cm">
                  <draw:text-box>
                    <text:p text:style-name="P4"><text:span text:style-name="T70">ifc_in</text:span></text:p>
                  </draw:text-box>
                </draw:frame>
              </draw:g>
            </draw:g>
            <draw:g>
              <draw:g>
                <draw:custom-shape draw:style-name="gr4" draw:text-style-name="P41" draw:layer="layout" svg:width="5.309cm" svg:height="2.769cm" svg:x="21.291cm" svg:y="10.974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3cm" svg:y="12.837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4.369cm" svg:y="12.872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5cm" svg:x="24.37cm" svg:y="10.968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3cm" svg:y="10.931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4cm" svg:x="21.292cm" svg:y="10.975cm">
                  <text:p text:style-name="P41">u1</text:p>
                  <draw:enhanced-geometry svg:viewBox="0 0 21600 21600" draw:type="rectangle" draw:enhanced-path="M 0 0 L 21600 0 21600 21600 0 21600 0 0 Z N"/>
                </draw:custom-shape>
                <draw:frame draw:style-name="gr8" draw:text-style-name="P45" draw:layer="layout" svg:width="2.8cm" svg:height="1.195cm" svg:x="21.224cm" svg:y="12.875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3cm" svg:x="24.37cm" svg:y="12.911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2cm" svg:x="24.371cm" svg:y="10.969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8" draw:text-style-name="P45" draw:layer="layout" svg:width="2.8cm" svg:height="1.195cm" svg:x="21.224cm" svg:y="10.931cm">
                  <draw:text-box>
                    <text:p text:style-name="P4"><text:span text:style-name="T70">ifc_in</text:span></text:p>
                  </draw:text-box>
                </draw:frame>
              </draw:g>
            </draw:g>
            <draw:g>
              <draw:g>
                <draw:custom-shape draw:style-name="gr4" draw:text-style-name="P41" draw:layer="layout" svg:width="5.309cm" svg:height="2.77cm" svg:x="21.29cm" svg:y="7.278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2cm" svg:y="9.142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4.368cm" svg:y="9.177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6cm" svg:x="24.369cm" svg:y="7.272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222cm" svg:y="7.236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5cm" svg:x="21.291cm" svg:y="7.279cm">
                  <text:p text:style-name="P41">u0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223cm" svg:y="9.18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4cm" svg:x="24.369cm" svg:y="9.215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3cm" svg:x="24.37cm" svg:y="7.273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223cm" svg:y="7.236cm">
                  <draw:text-box>
                    <text:p text:style-name="P4"><text:span text:style-name="T70">ifc_in</text:span></text:p>
                  </draw:text-box>
                </draw:frame>
              </draw:g>
            </draw:g>
          </draw:g>
          <draw:g>
            <draw:line draw:style-name="gr9" draw:text-style-name="P47" draw:layer="layout" svg:x1="24.752cm" svg:y1="10.148cm" svg:x2="24.752cm" svg:y2="10.952cm">
              <text:p text:style-name="P4"/>
            </draw:line>
            <draw:line draw:style-name="gr9" draw:text-style-name="P47" draw:layer="layout" svg:x1="25.252cm" svg:y1="10.148cm" svg:x2="25.252cm" svg:y2="10.952cm">
              <text:p text:style-name="P4"/>
            </draw:line>
            <draw:line draw:style-name="gr9" draw:text-style-name="P47" draw:layer="layout" svg:x1="25.752cm" svg:y1="10.148cm" svg:x2="25.752cm" svg:y2="10.952cm">
              <text:p text:style-name="P4"/>
            </draw:line>
          </draw:g>
          <draw:line draw:style-name="gr10" draw:text-style-name="P47" draw:layer="layout" svg:x1="24.752cm" svg:y1="10.147cm" svg:x2="24.752cm" svg:y2="10.993cm">
            <text:p text:style-name="P4"/>
          </draw:line>
          <draw:line draw:style-name="gr11" draw:text-style-name="P47" draw:layer="layout" svg:x1="25.252cm" svg:y1="10.147cm" svg:x2="25.252cm" svg:y2="10.993cm">
            <text:p text:style-name="P4"/>
          </draw:line>
          <draw:line draw:style-name="gr10" draw:text-style-name="P47" draw:layer="layout" svg:x1="25.752cm" svg:y1="10.147cm" svg:x2="25.752cm" svg:y2="10.993cm">
            <text:p text:style-name="P4"/>
          </draw:line>
          <draw:line draw:style-name="gr11" draw:text-style-name="P47" draw:layer="layout" svg:x1="24.752cm" svg:y1="13.824cm" svg:x2="24.752cm" svg:y2="14.652cm">
            <text:p text:style-name="P4"/>
          </draw:line>
          <draw:line draw:style-name="gr11" draw:text-style-name="P47" draw:layer="layout" svg:x1="25.252cm" svg:y1="13.824cm" svg:x2="25.252cm" svg:y2="14.652cm">
            <text:p text:style-name="P4"/>
          </draw:line>
          <draw:line draw:style-name="gr10" draw:text-style-name="P47" draw:layer="layout" svg:x1="25.752cm" svg:y1="13.824cm" svg:x2="25.752cm" svg:y2="14.652cm">
            <text:p text:style-name="P4"/>
          </draw:line>
          <draw:line draw:style-name="gr9" draw:text-style-name="P47" draw:layer="layout" svg:x1="24.752cm" svg:y1="17.516cm" svg:x2="24.752cm" svg:y2="18.252cm">
            <text:p text:style-name="P4"/>
          </draw:line>
          <draw:line draw:style-name="gr9" draw:text-style-name="P47" draw:layer="layout" svg:x1="25.252cm" svg:y1="17.516cm" svg:x2="25.252cm" svg:y2="18.686cm">
            <text:p text:style-name="P4"/>
          </draw:line>
          <draw:line draw:style-name="gr12" draw:text-style-name="P47" draw:layer="layout" svg:x1="25.752cm" svg:y1="17.516cm" svg:x2="25.752cm" svg:y2="19.116cm">
            <text:p text:style-name="P4"/>
          </draw:line>
          <draw:line draw:style-name="gr11" draw:text-style-name="P47" draw:layer="layout" svg:x1="24.752cm" svg:y1="6.403cm" svg:x2="24.752cm" svg:y2="7.276cm">
            <text:p text:style-name="P4"/>
          </draw:line>
          <draw:line draw:style-name="gr11" draw:text-style-name="P47" draw:layer="layout" svg:x1="25.252cm" svg:y1="5.953cm" svg:x2="25.252cm" svg:y2="7.276cm">
            <text:p text:style-name="P4"/>
          </draw:line>
          <draw:line draw:style-name="gr11" draw:text-style-name="P47" draw:layer="layout" svg:x1="25.752cm" svg:y1="5.49cm" svg:x2="25.752cm" svg:y2="7.276cm">
            <text:p text:style-name="P4"/>
          </draw:line>
          <draw:g>
            <draw:g>
              <draw:line draw:style-name="gr9" draw:text-style-name="P47" draw:layer="layout" svg:x1="24.752cm" svg:y1="6.398cm" svg:x2="20.566cm" svg:y2="6.398cm">
                <text:p text:style-name="P4"/>
              </draw:line>
              <draw:line draw:style-name="gr9" draw:text-style-name="P47" draw:layer="layout" svg:x1="20.567cm" svg:y1="18.222cm" svg:x2="20.566cm" svg:y2="6.398cm">
                <text:p text:style-name="P4"/>
              </draw:line>
            </draw:g>
            <draw:line draw:style-name="gr9" draw:text-style-name="P47" draw:layer="layout" svg:x1="20.568cm" svg:y1="18.256cm" svg:x2="24.767cm" svg:y2="18.255cm">
              <text:p text:style-name="P4"/>
            </draw:line>
          </draw:g>
          <draw:line draw:style-name="gr9" draw:text-style-name="P47" draw:layer="layout" svg:x1="25.76cm" svg:y1="5.457cm" svg:x2="19.467cm" svg:y2="5.457cm">
            <text:p text:style-name="P4"/>
          </draw:line>
          <draw:line draw:style-name="gr9" draw:text-style-name="P47" draw:layer="layout" svg:x1="19.468cm" svg:y1="19.109cm" svg:x2="19.467cm" svg:y2="5.457cm">
            <text:p text:style-name="P4"/>
          </draw:line>
          <draw:line draw:style-name="gr9" draw:text-style-name="P47" draw:layer="layout" svg:x1="19.469cm" svg:y1="19.149cm" svg:x2="25.76cm" svg:y2="19.148cm">
            <text:p text:style-name="P4"/>
          </draw:line>
          <draw:line draw:style-name="gr9" draw:text-style-name="P47" draw:layer="layout" svg:x1="25.263cm" svg:y1="5.92cm" svg:x2="20.035cm" svg:y2="5.92cm">
            <text:p text:style-name="P4"/>
          </draw:line>
          <draw:line draw:style-name="gr9" draw:text-style-name="P47" draw:layer="layout" svg:x1="20.036cm" svg:y1="18.65cm" svg:x2="20.035cm" svg:y2="5.92cm">
            <text:p text:style-name="P4"/>
          </draw:line>
          <draw:line draw:style-name="gr9" draw:text-style-name="P47" draw:layer="layout" svg:x1="20.037cm" svg:y1="18.686cm" svg:x2="25.263cm" svg:y2="18.686cm">
            <text:p text:style-name="P4"/>
          </draw:line>
        </draw:g>
        <presentation:notes draw:style-name="dp2">
          <draw:page-thumbnail draw:style-name="gr1" draw:layer="layout" svg:width="13.877cm" svg:height="11.093cm" svg:x="3.577cm" svg:y="2.247cm" draw:page-number="65" presentation:class="page"/>
          <draw:frame presentation:style-name="pr5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6" draw:style-name="dp1" draw:master-page-name="fpl_5f_presentation_5f_template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4" draw:layer="layout" svg:width="18.666cm" svg:height="3.769cm" svg:x="7.466cm" svg:y="0cm" presentation:class="title" presentation:user-transformed="true">
          <draw:text-box>
            <text:p text:style-name="P4">Interface and conection example (cont.)</text:p>
          </draw:text-box>
        </draw:frame>
        <draw:frame presentation:style-name="pr45" draw:text-style-name="P51" draw:layer="layout" svg:width="22.216cm" svg:height="18.259cm" svg:x="4.299cm" svg:y="2.472cm" presentation:class="subtitle" presentation:user-transformed="true">
          <draw:text-box>
            <text:list text:style-name="L19">
              <text:list-item>
                <text:list>
                  <text:list-item>
                    <text:p text:style-name="P19"><text:span text:style-name="T71">csl_unit</text:span><text:span text:style-name="T69"> top{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49"><text:span text:style-name="T69">unit u0, u1, u2;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49"><text:span text:style-name="T69">top(){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u0.ifc_out.connect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<text:s text:c="2"/></text:span><text:span text:style-name="T69">u1.ifc_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u1.ifc_out.connect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<text:s text:c="2"/></text:span><text:span text:style-name="T69">u2.ifc_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u3.ifc_out.connect(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<text:s text:c="2"/></text:span><text:span text:style-name="T69">u0.ifc_i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0"><text:span text:style-name="T69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19"><text:span text:style-name="T69">};</text:span></text:p>
                  </text:list-item>
                </text:list>
              </text:list-item>
            </text:list>
          </draw:text-box>
        </draw:frame>
        <draw:g>
          <draw:g>
            <draw:g>
              <draw:g>
                <draw:custom-shape draw:style-name="gr4" draw:text-style-name="P41" draw:layer="layout" svg:width="5.309cm" svg:height="2.77cm" svg:x="21.986cm" svg:y="14.947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8cm" svg:y="16.811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5.064cm" svg:y="16.846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6cm" svg:x="25.065cm" svg:y="14.941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8cm" svg:y="14.905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5cm" svg:x="21.987cm" svg:y="14.948cm">
                  <text:p text:style-name="P41">u2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919cm" svg:y="16.849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4cm" svg:x="25.065cm" svg:y="16.884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3cm" svg:x="25.066cm" svg:y="14.942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919cm" svg:y="14.905cm">
                  <draw:text-box>
                    <text:p text:style-name="P4"><text:span text:style-name="T70">ifc_in</text:span></text:p>
                  </draw:text-box>
                </draw:frame>
              </draw:g>
            </draw:g>
            <draw:g>
              <draw:g>
                <draw:custom-shape draw:style-name="gr4" draw:text-style-name="P41" draw:layer="layout" svg:width="5.309cm" svg:height="2.769cm" svg:x="21.986cm" svg:y="11.252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8cm" svg:y="13.115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5.064cm" svg:y="13.15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5cm" svg:x="25.065cm" svg:y="11.246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8cm" svg:y="11.209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4cm" svg:x="21.987cm" svg:y="11.253cm">
                  <text:p text:style-name="P41">u1</text:p>
                  <draw:enhanced-geometry svg:viewBox="0 0 21600 21600" draw:type="rectangle" draw:enhanced-path="M 0 0 L 21600 0 21600 21600 0 21600 0 0 Z N"/>
                </draw:custom-shape>
                <draw:frame draw:style-name="gr8" draw:text-style-name="P45" draw:layer="layout" svg:width="2.8cm" svg:height="1.195cm" svg:x="21.919cm" svg:y="13.153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3cm" svg:x="25.065cm" svg:y="13.189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2cm" svg:x="25.066cm" svg:y="11.247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8" draw:text-style-name="P45" draw:layer="layout" svg:width="2.8cm" svg:height="1.195cm" svg:x="21.919cm" svg:y="11.209cm">
                  <draw:text-box>
                    <text:p text:style-name="P4"><text:span text:style-name="T70">ifc_in</text:span></text:p>
                  </draw:text-box>
                </draw:frame>
              </draw:g>
            </draw:g>
            <draw:g>
              <draw:g>
                <draw:custom-shape draw:style-name="gr4" draw:text-style-name="P41" draw:layer="layout" svg:width="5.309cm" svg:height="2.77cm" svg:x="21.985cm" svg:y="7.556cm">
                  <text:p text:style-name="P41">u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7cm" svg:y="9.42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6" draw:layer="layout" svg:width="1.879cm" svg:height="0.876cm" svg:x="25.063cm" svg:y="9.455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46" draw:layer="layout" svg:width="1.879cm" svg:height="0.876cm" svg:x="25.064cm" svg:y="7.55cm">
                  <text:p text:style-name="P4"><text:span text:style-name="T70">x y z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5" draw:text-style-name="P45" draw:layer="layout" svg:width="2.8cm" svg:height="1.195cm" svg:x="21.917cm" svg:y="7.514cm">
                  <draw:text-box>
                    <text:p text:style-name="P4"><text:span text:style-name="T70">ifc_in</text:span></text:p>
                  </draw:text-box>
                </draw:frame>
              </draw:g>
              <draw:g>
                <draw:custom-shape draw:style-name="gr4" draw:text-style-name="P47" draw:layer="layout" svg:width="5.309cm" svg:height="2.825cm" svg:x="21.986cm" svg:y="7.557cm">
                  <text:p text:style-name="P41">u0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918cm" svg:y="9.458cm">
                  <draw:text-box>
                    <text:p text:style-name="P4"><text:span text:style-name="T70">ifc_out</text:span></text:p>
                  </draw:text-box>
                </draw:frame>
                <draw:custom-shape draw:style-name="gr6" draw:text-style-name="P48" draw:layer="layout" svg:width="1.879cm" svg:height="0.894cm" svg:x="25.064cm" svg:y="9.493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48" draw:layer="layout" svg:width="1.879cm" svg:height="0.893cm" svg:x="25.065cm" svg:y="7.551cm">
                  <text:p text:style-name="P4"><text:span text:style-name="T70">x y z</text:span></text:p>
                  <draw:enhanced-geometry svg:viewBox="0 0 21600 21600" draw:type="rectangle" draw:enhanced-path="M 0 0 L 21600 0 21600 21600 0 21600 0 0 Z N"/>
                </draw:custom-shape>
                <draw:frame draw:style-name="gr7" draw:text-style-name="P45" draw:layer="layout" svg:width="2.8cm" svg:height="1.195cm" svg:x="21.918cm" svg:y="7.514cm">
                  <draw:text-box>
                    <text:p text:style-name="P4"><text:span text:style-name="T70">ifc_in</text:span></text:p>
                  </draw:text-box>
                </draw:frame>
              </draw:g>
            </draw:g>
          </draw:g>
          <draw:g>
            <draw:line draw:style-name="gr9" draw:text-style-name="P47" draw:layer="layout" svg:x1="25.447cm" svg:y1="10.426cm" svg:x2="25.447cm" svg:y2="11.23cm">
              <text:p text:style-name="P4"/>
            </draw:line>
            <draw:line draw:style-name="gr9" draw:text-style-name="P47" draw:layer="layout" svg:x1="25.947cm" svg:y1="10.426cm" svg:x2="25.947cm" svg:y2="11.23cm">
              <text:p text:style-name="P4"/>
            </draw:line>
            <draw:line draw:style-name="gr9" draw:text-style-name="P47" draw:layer="layout" svg:x1="26.447cm" svg:y1="10.426cm" svg:x2="26.447cm" svg:y2="11.23cm">
              <text:p text:style-name="P4"/>
            </draw:line>
          </draw:g>
          <draw:line draw:style-name="gr10" draw:text-style-name="P47" draw:layer="layout" svg:x1="25.447cm" svg:y1="10.425cm" svg:x2="25.447cm" svg:y2="11.271cm">
            <text:p text:style-name="P4"/>
          </draw:line>
          <draw:line draw:style-name="gr11" draw:text-style-name="P47" draw:layer="layout" svg:x1="25.947cm" svg:y1="10.425cm" svg:x2="25.947cm" svg:y2="11.271cm">
            <text:p text:style-name="P4"/>
          </draw:line>
          <draw:line draw:style-name="gr10" draw:text-style-name="P47" draw:layer="layout" svg:x1="26.447cm" svg:y1="10.425cm" svg:x2="26.447cm" svg:y2="11.271cm">
            <text:p text:style-name="P4"/>
          </draw:line>
          <draw:line draw:style-name="gr11" draw:text-style-name="P47" draw:layer="layout" svg:x1="25.447cm" svg:y1="14.102cm" svg:x2="25.447cm" svg:y2="14.93cm">
            <text:p text:style-name="P4"/>
          </draw:line>
          <draw:line draw:style-name="gr11" draw:text-style-name="P47" draw:layer="layout" svg:x1="25.947cm" svg:y1="14.102cm" svg:x2="25.947cm" svg:y2="14.93cm">
            <text:p text:style-name="P4"/>
          </draw:line>
          <draw:line draw:style-name="gr10" draw:text-style-name="P47" draw:layer="layout" svg:x1="26.447cm" svg:y1="14.102cm" svg:x2="26.447cm" svg:y2="14.93cm">
            <text:p text:style-name="P4"/>
          </draw:line>
          <draw:line draw:style-name="gr9" draw:text-style-name="P47" draw:layer="layout" svg:x1="25.447cm" svg:y1="17.794cm" svg:x2="25.447cm" svg:y2="18.53cm">
            <text:p text:style-name="P4"/>
          </draw:line>
          <draw:line draw:style-name="gr9" draw:text-style-name="P47" draw:layer="layout" svg:x1="25.947cm" svg:y1="17.794cm" svg:x2="25.947cm" svg:y2="18.964cm">
            <text:p text:style-name="P4"/>
          </draw:line>
          <draw:line draw:style-name="gr12" draw:text-style-name="P47" draw:layer="layout" svg:x1="26.447cm" svg:y1="17.794cm" svg:x2="26.447cm" svg:y2="19.394cm">
            <text:p text:style-name="P4"/>
          </draw:line>
          <draw:line draw:style-name="gr11" draw:text-style-name="P47" draw:layer="layout" svg:x1="25.447cm" svg:y1="6.681cm" svg:x2="25.447cm" svg:y2="7.554cm">
            <text:p text:style-name="P4"/>
          </draw:line>
          <draw:line draw:style-name="gr11" draw:text-style-name="P47" draw:layer="layout" svg:x1="25.947cm" svg:y1="6.231cm" svg:x2="25.947cm" svg:y2="7.554cm">
            <text:p text:style-name="P4"/>
          </draw:line>
          <draw:line draw:style-name="gr11" draw:text-style-name="P47" draw:layer="layout" svg:x1="26.447cm" svg:y1="5.768cm" svg:x2="26.447cm" svg:y2="7.554cm">
            <text:p text:style-name="P4"/>
          </draw:line>
          <draw:g>
            <draw:g>
              <draw:line draw:style-name="gr9" draw:text-style-name="P47" draw:layer="layout" svg:x1="25.447cm" svg:y1="6.676cm" svg:x2="21.261cm" svg:y2="6.676cm">
                <text:p text:style-name="P4"/>
              </draw:line>
              <draw:line draw:style-name="gr9" draw:text-style-name="P47" draw:layer="layout" svg:x1="21.262cm" svg:y1="18.5cm" svg:x2="21.261cm" svg:y2="6.676cm">
                <text:p text:style-name="P4"/>
              </draw:line>
            </draw:g>
            <draw:line draw:style-name="gr9" draw:text-style-name="P47" draw:layer="layout" svg:x1="21.263cm" svg:y1="18.534cm" svg:x2="25.462cm" svg:y2="18.533cm">
              <text:p text:style-name="P4"/>
            </draw:line>
          </draw:g>
          <draw:line draw:style-name="gr9" draw:text-style-name="P47" draw:layer="layout" svg:x1="26.455cm" svg:y1="5.735cm" svg:x2="20.162cm" svg:y2="5.735cm">
            <text:p text:style-name="P4"/>
          </draw:line>
          <draw:line draw:style-name="gr9" draw:text-style-name="P47" draw:layer="layout" svg:x1="20.163cm" svg:y1="19.387cm" svg:x2="20.162cm" svg:y2="5.735cm">
            <text:p text:style-name="P4"/>
          </draw:line>
          <draw:line draw:style-name="gr9" draw:text-style-name="P47" draw:layer="layout" svg:x1="20.164cm" svg:y1="19.427cm" svg:x2="26.455cm" svg:y2="19.426cm">
            <text:p text:style-name="P4"/>
          </draw:line>
          <draw:line draw:style-name="gr9" draw:text-style-name="P47" draw:layer="layout" svg:x1="25.958cm" svg:y1="6.198cm" svg:x2="20.73cm" svg:y2="6.198cm">
            <text:p text:style-name="P4"/>
          </draw:line>
          <draw:line draw:style-name="gr9" draw:text-style-name="P47" draw:layer="layout" svg:x1="20.731cm" svg:y1="18.928cm" svg:x2="20.73cm" svg:y2="6.198cm">
            <text:p text:style-name="P4"/>
          </draw:line>
          <draw:line draw:style-name="gr9" draw:text-style-name="P47" draw:layer="layout" svg:x1="20.732cm" svg:y1="18.964cm" svg:x2="25.958cm" svg:y2="18.964cm">
            <text:p text:style-name="P4"/>
          </draw:line>
        </draw:g>
        <presentation:notes draw:style-name="dp2">
          <draw:page-thumbnail draw:style-name="gr1" draw:layer="layout" svg:width="13.877cm" svg:height="11.093cm" svg:x="3.577cm" svg:y="2.247cm" draw:page-number="66" presentation:class="page"/>
          <draw:frame presentation:style-name="pr5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8-02-22T15:43:14</dc:date>
    <dc:language>en-US</dc:language>
    <meta:editing-cycles>417</meta:editing-cycles>
    <meta:editing-duration>P6DT13H48M58S</meta:editing-duration>
    <meta:user-defined meta:name="Info 1"/>
    <meta:user-defined meta:name="Info 2"/>
    <meta:user-defined meta:name="Info 3"/>
    <meta:user-defined meta:name="Info 4"/>
    <meta:document-statistic meta:object-count="425"/>
  </office:meta>
</office:document-meta>
</file>